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5.6736in"/>
    </style:style>
    <style:style style:name="co37" style:family="table-column">
      <style:table-column-properties fo:break-before="auto" style:column-width="1.3437in"/>
    </style:style>
    <style:style style:name="co24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1453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1.4134in"/>
    </style:style>
    <style:style style:name="co11" style:family="table-column">
      <style:table-column-properties fo:break-before="auto" style:column-width="0.411in"/>
    </style:style>
    <style:style style:name="co12" style:family="table-column">
      <style:table-column-properties fo:break-before="auto" style:column-width="2.248in"/>
    </style:style>
    <style:style style:name="co13" style:family="table-column">
      <style:table-column-properties fo:break-before="auto" style:column-width="3.7516in"/>
    </style:style>
    <style:style style:name="co14" style:family="table-column">
      <style:table-column-properties fo:break-before="auto" style:column-width="0.7327in"/>
    </style:style>
    <style:style style:name="co15" style:family="table-column">
      <style:table-column-properties fo:break-before="auto" style:column-width="1.8244in"/>
    </style:style>
    <style:style style:name="co16" style:family="table-column">
      <style:table-column-properties fo:break-before="auto" style:column-width="0.8346in"/>
    </style:style>
    <style:style style:name="co17" style:family="table-column">
      <style:table-column-properties fo:break-before="auto" style:column-width="1.2457in"/>
    </style:style>
    <style:style style:name="co18" style:family="table-column">
      <style:table-column-properties fo:break-before="auto" style:column-width="0.6807in"/>
    </style:style>
    <style:style style:name="co19" style:family="table-column">
      <style:table-column-properties fo:break-before="auto" style:column-width="1.3492in"/>
    </style:style>
    <style:style style:name="co20" style:family="table-column">
      <style:table-column-properties fo:break-before="auto" style:column-width="1.5673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1047in"/>
    </style:style>
    <style:style style:name="co23" style:family="table-column">
      <style:table-column-properties fo:break-before="auto" style:column-width="1.5283in"/>
    </style:style>
    <style:style style:name="co25" style:family="table-column">
      <style:table-column-properties fo:break-before="auto" style:column-width="0.9252in"/>
    </style:style>
    <style:style style:name="co26" style:family="table-column">
      <style:table-column-properties fo:break-before="auto" style:column-width="0.6972in"/>
    </style:style>
    <style:style style:name="co27" style:family="table-column">
      <style:table-column-properties fo:break-before="auto" style:column-width="0.6165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0.8638in"/>
    </style:style>
    <style:style style:name="co30" style:family="table-column">
      <style:table-column-properties fo:break-before="auto" style:column-width="1.0492in"/>
    </style:style>
    <style:style style:name="co31" style:family="table-column">
      <style:table-column-properties fo:break-before="auto" style:column-width="0.5362in"/>
    </style:style>
    <style:style style:name="co32" style:family="table-column">
      <style:table-column-properties fo:break-before="auto" style:column-width="0.8118in"/>
    </style:style>
    <style:style style:name="co33" style:family="table-column">
      <style:table-column-properties fo:break-before="auto" style:column-width="0.6882in"/>
    </style:style>
    <style:style style:name="co34" style:family="table-column">
      <style:table-column-properties fo:break-before="auto" style:column-width="0.9925in"/>
    </style:style>
    <style:style style:name="co35" style:family="table-column">
      <style:table-column-properties fo:break-before="auto" style:column-width="1.0681in"/>
    </style:style>
    <style:style style:name="co38" style:family="table-column">
      <style:table-column-properties fo:break-before="auto" style:column-width="0.5457in"/>
    </style:style>
    <style:style style:name="co39" style:family="table-column">
      <style:table-column-properties fo:break-before="auto" style:column-width="0.9638in"/>
    </style:style>
    <style:style style:name="co40" style:family="table-column">
      <style:table-column-properties fo:break-before="auto" style:column-width="2.2362in"/>
    </style:style>
    <style:style style:name="ro4" style:family="table-row">
      <style:table-row-properties style:row-height="0.198in" fo:break-before="auto" style:use-optimal-row-height="true"/>
    </style:style>
    <style:style style:name="ro1" style:family="table-row">
      <style:table-row-properties style:row-height="0.1646in" fo:break-before="auto" style:use-optimal-row-height="true"/>
    </style:style>
    <style:style style:name="ro12" style:family="table-row">
      <style:table-row-properties style:row-height="0.611in" fo:break-before="auto" style:use-optimal-row-height="true"/>
    </style:style>
    <style:style style:name="ro13" style:family="table-row">
      <style:table-row-properties style:row-height="1in" fo:break-before="auto" style:use-optimal-row-height="tru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6354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1807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ro15" style:family="table-row">
      <style:table-row-properties style:row-height="0.3335in" fo:break-before="auto" style:use-optimal-row-height="true"/>
    </style:style>
    <style:style style:name="ro16" style:family="table-row">
      <style:table-row-properties style:row-height="0.1772in" fo:break-before="auto" style:use-optimal-row-height="false"/>
    </style:style>
    <style:style style:name="ta5" style:family="table" style:master-page-name="PageStyle_5f_Readm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-O">
      <style:table-properties table:display="true" style:writing-mode="lr-tb"/>
    </style:style>
    <style:style style:name="ta4" style:family="table" style:master-page-name="PageStyle_5f_ship">
      <style:table-properties table:display="true" style:writing-mode="lr-tb"/>
    </style:style>
    <style:style style:name="ta6" style:family="table" style:master-page-name="PageStyle_5f_gun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number:boolean-style style:name="N5099" number:language="en" number:country="US">
      <number:boolean/>
    </number:boolean-style>
    <style:style style:name="ce74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fo:border-left="0.0555in solid #000000" fo:border-right="none" fo:border-top="none"/>
    </style:style>
    <style:style style:name="ce9" style:family="table-cell" style:parent-style-name="Default">
      <style:table-cell-properties style:glyph-orientation-vertical="0" fo:border-bottom="0.0555in solid #000000" style:diagonal-bl-tr="none" style:diagonal-tl-br="none" style:text-align-source="value-type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0" style:family="table-cell" style:parent-style-name="Default">
      <style:table-cell-properties fo:border-bottom="0.0555in solid #000000" style:diagonal-bl-tr="none" style:diagonal-tl-br="none" fo:border-left="0.0555in solid #000000" fo:border-right="none" fo:border-top="none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justify" fo:margin-left="0in" style:writing-mode="page"/>
    </style:style>
    <style:style style:name="ce14" style:family="table-cell" style:parent-style-name="Default" style:data-style-name="N0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dd0806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dd0806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in" style:writing-mode="page"/>
    </style:style>
    <style:style style:name="ce24" style:family="table-cell" style:parent-style-name="Default" style:data-style-name="N0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51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70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fo:border-bottom="none" style:diagonal-bl-tr="none" style:diagonal-tl-br="none" fo:border-left="none" fo:border-right="0.0555in solid #000000" fo:border-top="none"/>
    </style:style>
    <style:style style:name="ce30" style:family="table-cell" style:parent-style-name="Default">
      <style:table-cell-properties fo:border-bottom="0.0555in solid #000000" style:diagonal-bl-tr="none" style:diagonal-tl-br="none" fo:border-left="none" fo:border-right="0.0555in solid #000000" fo:border-top="none"/>
    </style:style>
    <style:style style:name="ce31" style:family="table-cell" style:parent-style-name="Default">
      <style:table-cell-properties style:glyph-orientation-vertical="0" fo:border-bottom="0.0555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0.0138in solid #000000" fo:background-color="#ffcc00" style:cell-protect="none" style:print-content="true" style:diagonal-bl-tr="none" style:diagonal-tl-br="none" style:text-align-source="fix" style:repeat-content="false" fo:wrap-option="no-wrap" fo:border-left="0.0555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in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end"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44" style:family="table-cell" style:parent-style-name="Default">
      <style:table-cell-properties style:glyph-orientation-vertical="0" fo:background-color="#99cc00" style:cell-protect="none" style:print-content="true"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5" style:family="table-cell" style:parent-style-name="Default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6" style:family="table-cell" style:parent-style-name="Default">
      <style:table-cell-properties style:diagonal-bl-tr="none" style:diagonal-tl-br="none" fo:border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dd0806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d0806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9cc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Default">
      <style:table-cell-properties style:glyph-orientation-vertical="0" fo:border-bottom="0.0138in solid #000000" fo:background-color="#99cc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fo:border-left="none" fo:border-right="none" fo:border-top="0.0555in solid #000000"/>
    </style:style>
    <style:style style:name="ce52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53" style:family="table-cell" style:parent-style-name="Default">
      <style:table-cell-properties style:cell-protect="none" style:print-content="true" style:diagonal-bl-tr="none" style:diagonal-tl-br="none" fo:border="none"/>
    </style:style>
    <style:style style:name="ce54" style:family="table-cell" style:parent-style-name="Default" style:data-style-name="N5099">
      <style:table-cell-properties style:cell-protect="none" style:print-content="true" style:diagonal-bl-tr="none" style:diagonal-tl-br="none" fo:border="none"/>
    </style:style>
    <style:style style:name="ce55" style:family="table-cell" style:parent-style-name="Default">
      <style:table-cell-properties style:diagonal-bl-tr="none" style:diagonal-tl-br="none" fo:background-color="transparent" fo:border="none"/>
    </style:style>
    <style:style style:name="ce56" style:family="table-cell" style:parent-style-name="Default">
      <style:table-cell-properties fo:border-bottom="0.0138in solid #000000" style:diagonal-bl-tr="none" style:diagonal-tl-br="none" fo:border-left="none" fo:border-right="none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0555in solid #000000" fo:border-top="0.0555in solid #000000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tru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3" style:family="table-cell" style:parent-style-name="Default" style:data-style-name="N15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4" style:family="table-cell" style:parent-style-name="Default">
      <style:table-cell-properties fo:border-bottom="0.0138in solid #000000" style:diagonal-bl-tr="none" style:diagonal-tl-br="none" fo:border-left="none" fo:border-right="none" fo:border-top="0.0138in solid #000000"/>
    </style:style>
    <style:style style:name="ce65" style:family="table-cell" style:parent-style-name="Default" style:data-style-name="N144"/>
    <style:style style:name="ce66" style:family="table-cell" style:parent-style-name="Default" style:data-style-name="N11"/>
    <style:style style:name="ce67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5"/>
    <style:style style:name="ce69" style:family="table-cell" style:parent-style-name="Default" style:data-style-name="N145">
      <style:table-cell-properties fo:border-bottom="0.0138in solid #000000" style:diagonal-bl-tr="none" style:diagonal-tl-br="none" fo:border-left="none" fo:border-right="none" fo:border-top="0.0138in solid #000000"/>
    </style:style>
    <style:style style:name="ce70" style:family="table-cell" style:parent-style-name="Default" style:data-style-name="N149">
      <style:map style:condition="cell-content()=0" style:apply-style-name="Default" style:base-cell-address="ship.L4"/>
    </style:style>
    <style:style style:name="ce71" style:family="table-cell" style:parent-style-name="Default" style:data-style-name="N1">
      <style:map style:condition="cell-content()=0" style:apply-style-name="Default" style:base-cell-address="ship.L4"/>
    </style:style>
    <style:style style:name="ce72" style:family="table-cell" style:parent-style-name="Default" style:data-style-name="N149">
      <style:table-cell-properties fo:border-bottom="0.0071in solid #000000" fo:border-left="none" fo:border-right="none" fo:border-top="0.0071in solid #000000"/>
      <style:map style:condition="cell-content()=0" style:apply-style-name="Default" style:base-cell-address="ship.L4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6" style:family="table-cell" style:parent-style-name="Default" style:data-style-name="N70"/>
    <style:style style:name="ce77" style:family="table-cell" style:parent-style-name="Default" style:data-style-name="N148"/>
    <style:style style:name="gr1" style:family="graphic">
      <style:graphic-properties draw:textarea-vertical-align="middle"/>
    </style:style>
    <style:style style:name="gr2" style:family="graphic">
      <style:graphic-properties fo:border="solid"/>
    </style:style>
    <style:style style:name="gr3" style:family="graphic">
      <style:graphic-properties fo:background-color="#000000" fo:border="solid"/>
    </style:style>
    <style:style style:name="gr4" style:family="graphic">
      <style:graphic-properties draw:ole-draw-aspect="1" style:protect="size"/>
    </style:style>
    <style:style style:name="gr5" style:family="graphic">
      <style:graphic-properties fo:border="non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fo:font-size="12pt"/>
    </style:style>
    <style:style style:name="P2" style:family="paragraph">
      <style:paragraph-properties fo:text-align="start"/>
    </style:style>
    <style:style style:name="P3" style:family="paragraph"/>
    <style:style style:name="P4" style:family="paragraph">
      <style:paragraph-properties fo:text-align="center"/>
      <style:text-properties fo:color="#ffff00" fo:font-size="10pt" fo:font-weight="bold"/>
    </style:style>
    <style:style style:name="P5" style:family="paragraph">
      <style:paragraph-properties fo:text-align="start"/>
      <style:text-properties fo:font-size="10pt"/>
    </style:style>
    <style:style style:name="T1" style:family="text">
      <style:text-properties fo:language="en" fo:country="US"/>
    </style:style>
  </office:automatic-styles>
  <office:body>
    <office:spreadsheet table:structure-protected="true"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fgsdfg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fixed-text form:name="LabelField" form:control-implementation="ooo:com.sun.star.form.component.FixedText" form:id="control1" form:label="Size"/>
            <form:formatted-text form:name="FormattedField" form:control-implementation="ooo:com.sun.star.form.component.FormattedField" form:id="control2" form:value="1000" form:convert-empty-to-null="true" form:linked-cell="'I-O'.S1" form:min-value="1">
              <form:properties>
                <form:property form:property-name="DefaultControl" office:value-type="string" office:string-value="com.sun.star.form.control.FormattedField"/>
                <form:property form:property-name="Spin" office:value-type="boolean" office:boolean-value="true"/>
                <form:property form:property-name="Text" office:value-type="string" office:string-value="0"/>
              </form:properties>
            </form:formatted-text>
          </form:form>
        </office:forms>
        <table:table-column table:style-name="co4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dfgsdfg.C5" table:end-x="0.7295in" table:end-y="0.1472in" draw:z-index="0" draw:style-name="gr1" draw:text-style-name="P1" svg:width="0.5016in" svg:height="0.3972in" svg:x="0.228in" svg:y="0.078in" draw:control="control1"/>
            <draw:control table:end-cell-address="dfgsdfg.D4" table:end-x="0.4866in" table:end-y="0.1551in" draw:z-index="1" draw:text-style-name="P2" svg:width="0.7752in" svg:height="0.1642in" svg:x="0.6004in" svg:y="0.1551in" draw:control="control2"/>
          </table:table-cell>
        </table:table-row>
      </table:table>
      <table:table table:name="I-O" table:style-name="ta3" table:protected="true" table:print-ranges="'I-O'.G1:'I-O'.J64">
        <office:forms form:automatic-focus="false" form:apply-design-mode="false">
          <form:form form:name="Standard" form:apply-filter="true" form:control-implementation="ooo:com.sun.star.form.component.Form" office:target-frame="" xlink:href="">
            <form:formatted-text form:name="FormattedField" form:control-implementation="ooo:com.sun.star.form.component.FormattedField" form:id="control3" form:convert-empty-to-null="true" form:linked-cell="'I-O'.S6" form:min-value="1">
              <form:properties>
                <form:property form:property-name="DefaultControl" office:value-type="string" office:string-value="com.sun.star.form.control.FormattedField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value-range form:name="Agility" form:control-implementation="ooo:com.sun.star.form.component.ScrollBar" form:id="control4" form:value="0" form:linked-cell="'I-O'.N12" form:page-step-size="1" form:delay-for-repeat="PT0.50S" form:min-value="0" form:max-value="6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Tech" form:control-implementation="ooo:com.sun.star.form.component.ScrollBar" form:id="control5" form:value="7" form:linked-cell="'I-O'.N8" form:page-step-size="1" form:delay-for-repeat="PT0.50S" form:min-value="7" form:max-value="15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config" form:control-implementation="ooo:com.sun.star.form.component.ScrollBar" form:id="control6" form:value="1" form:linked-cell="'I-O'.N9" form:page-step-size="1" form:delay-for-repeat="PT0.50S" form:min-value="1" form:max-value="9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aneuver" form:control-implementation="ooo:com.sun.star.form.component.ScrollBar" form:id="control7" form:value="1" form:linked-cell="'I-O'.N11" form:page-step-size="1" form:delay-for-repeat="PT0.50S" form:min-value="0" form:max-value="6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PP" form:control-implementation="ooo:com.sun.star.form.component.ScrollBar" form:id="control8" form:value="1" form:linked-cell="'I-O'.N13" form:page-step-size="100" form:delay-for-repeat="PT0.50S" form:min-value="0" form:max-value="50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Jump" form:control-implementation="ooo:com.sun.star.form.component.ScrollBar" form:id="control9" form:value="1" form:linked-cell="'I-O'.N15" form:page-step-size="1" form:delay-for-repeat="PT0.50S" form:min-value="0" form:max-value="6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checkbox form:name="Fuel Scoops" form:control-implementation="ooo:com.sun.star.form.component.CheckBox" form:id="control10" form:label="Fuel Scoops" form:linked-cell="'I-O'.N18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uel Pur" form:control-implementation="ooo:com.sun.star.form.component.CheckBox" form:id="control11" form:label="Fuel Purification" form:linked-cell="'I-O'.N19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value-range form:name="Drop" form:control-implementation="ooo:com.sun.star.form.component.ScrollBar" form:id="control12" form:value="1" form:linked-cell="'I-O'.N20" form:page-step-size="1" form:delay-for-repeat="PT0.50S" form:min-value="0" form:max-value="6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Computer" form:control-implementation="ooo:com.sun.star.form.component.ScrollBar" form:id="control13" form:value="1" form:linked-cell="'I-O'.N21" form:page-step-size="1" form:delay-for-repeat="PT0.50S" form:min-value="1" form:max-value="21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Armor" form:control-implementation="ooo:com.sun.star.form.component.ScrollBar" form:id="control14" form:value="1" form:linked-cell="'I-O'.N22" form:page-step-size="3" form:delay-for-repeat="PT0.50S" form:min-value="0" form:max-value="33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Bridge" form:control-implementation="ooo:com.sun.star.form.component.ScrollBar" form:id="control15" form:value="1" form:linked-cell="'I-O'.N23" form:page-step-size="1" form:delay-for-repeat="PT0.50S" form:min-value="0" form:max-value="5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Watch" form:control-implementation="ooo:com.sun.star.form.component.ScrollBar" form:id="control16" form:value="1" form:linked-cell="'I-O'.N34" form:page-step-size="1" form:delay-for-repeat="PT0.50S" form:min-value="0" form:max-value="5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sand" form:control-implementation="ooo:com.sun.star.form.component.ScrollBar" form:id="control17" form:value="1" form:linked-cell="guns.D7" form:page-step-size="1" form:delay-for-repeat="PT0.50S" form:min-value="0" form:max-value="7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S" form:control-implementation="ooo:com.sun.star.form.component.ScrollBar" form:id="control18" form:value="1" form:linked-cell="guns.D8" form:page-step-size="1" form:delay-for-repeat="PT0.50S" form:min-value="0" form:max-value="9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ND" form:control-implementation="ooo:com.sun.star.form.component.ScrollBar" form:id="control19" form:value="1" form:linked-cell="guns.D9" form:page-step-size="1" form:delay-for-repeat="PT0.50S" form:min-value="0" form:max-value="9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FF" form:control-implementation="ooo:com.sun.star.form.component.ScrollBar" form:id="control20" form:value="1" form:linked-cell="guns.D10" form:page-step-size="1" form:delay-for-repeat="PT0.50S" form:min-value="0" form:max-value="9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Repulse" form:control-implementation="ooo:com.sun.star.form.component.ScrollBar" form:id="control21" form:value="1" form:linked-cell="guns.D11" form:page-step-size="1" form:delay-for-repeat="PT0.50S" form:min-value="0" form:max-value="2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lasers" form:control-implementation="ooo:com.sun.star.form.component.ScrollBar" form:id="control22" form:value="1" form:linked-cell="guns.D12" form:page-step-size="1" form:delay-for-repeat="PT0.50S" form:min-value="0" form:max-value="14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enegry" form:control-implementation="ooo:com.sun.star.form.component.ScrollBar" form:id="control23" form:value="1" form:linked-cell="guns.D13" form:page-step-size="1" form:delay-for-repeat="PT0.50S" form:min-value="0" form:max-value="12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PA" form:control-implementation="ooo:com.sun.star.form.component.ScrollBar" form:id="control24" form:value="1" form:linked-cell="guns.D14" form:page-step-size="1" form:delay-for-repeat="PT0.50S" form:min-value="0" form:max-value="14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G" form:control-implementation="ooo:com.sun.star.form.component.ScrollBar" form:id="control25" form:value="1" form:linked-cell="guns.D15" form:page-step-size="1" form:delay-for-repeat="PT0.50S" form:min-value="0" form:max-value="1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issle" form:control-implementation="ooo:com.sun.star.form.component.ScrollBar" form:id="control26" form:value="1" form:linked-cell="guns.D16" form:page-step-size="1" form:delay-for-repeat="PT0.50S" form:min-value="0" form:max-value="8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issle" form:control-implementation="ooo:com.sun.star.form.component.ScrollBar" form:id="control27" form:value="1" form:linked-cell="ship.E41" form:page-step-size="1" form:delay-for-repeat="PT0.50S" form:min-value="10" form:max-value="33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missle" form:control-implementation="ooo:com.sun.star.form.component.ScrollBar" form:id="control28" form:value="1" form:linked-cell="ship.E42" form:page-step-size="1" form:delay-for-repeat="PT0.50S" form:min-value="10" form:max-value="33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  <form:value-range form:name="range" form:control-implementation="ooo:com.sun.star.form.component.ScrollBar" form:id="control29" form:value="1" form:linked-cell="'I-O'.N10" form:page-step-size="1" form:delay-for-repeat="PT0.50S" form:min-value="0" form:max-value="9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</form:form>
        </office:forms>
        <table:table-column table:style-name="co5" table:visibility="collapse" table:default-cell-style-name="Default"/>
        <table:table-column table:style-name="co6" table:visibility="collapse" table:default-cell-style-name="ce3"/>
        <table:table-column table:style-name="co7" table:visibility="collapse" table:default-cell-style-name="ce4"/>
        <table:table-column table:style-name="co8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ce3"/>
        <table:table-column table:style-name="co11" table:default-cell-style-name="Default"/>
        <table:table-column table:style-name="co12" table:default-cell-style-name="ce3"/>
        <table:table-column table:style-name="co10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9" table:default-cell-style-name="Default"/>
        <table:table-header-rows>
          <table:table-row table:style-name="ro1">
            <table:table-cell table:number-columns-repeated="6"/>
            <table:table-cell table:style-name="ce5" table:formula="of:=CONCATENATE([$ship.F41];[$ship.F42];&quot;-&quot;)" office:value-type="string" office:string-value="BZ-">
              <text:p>BZ-</text:p>
            </table:table-cell>
            <table:table-cell table:style-name="ce11" table:formula="of:=CONCATENATE([.M68];&quot;   &quot;;[.M67];&quot;  &quot;)" office:value-type="string" office:string-value="1234567   Ball of Death  " table:number-columns-spanned="1" table:number-rows-spanned="2">
              <text:p>1234567 <text:s text:c="2"/>Ball of Death <text:s/></text:p>
            </table:table-cell>
            <table:table-cell table:style-name="ce21" table:formula="of:=[$ship.I45]" office:value-type="string" office:string-value="BZ-B61141-A30009-23303-0   MCr4179.671   2999 tons" table:number-columns-spanned="2" table:number-rows-spanned="1">
              <text:p>BZ-B61141-A30009-23303-0 <text:s text:c="2"/>MCr4179.671 <text:s text:c="2"/>2999 tons</text:p>
            </table:table-cell>
            <table:covered-table-cell table:style-name="ce22"/>
            <table:table-cell table:style-name="ce22" table:number-columns-repeated="3"/>
            <table:table-cell table:number-columns-repeated="1011"/>
          </table:table-row>
          <table:table-row table:style-name="ro1">
            <table:table-cell table:number-columns-repeated="6"/>
            <table:table-cell table:style-name="ce3"/>
            <table:covered-table-cell table:style-name="ce12"/>
            <table:table-cell table:style-name="ce21" table:formula="of:=[$ship.I46]" office:value-type="string" office:string-value="Bearing    2   2 22202             Crew=40" table:number-columns-spanned="2" table:number-rows-spanned="1">
              <text:p>Bearing <text:s text:c="3"/>2 <text:s text:c="2"/>2 22202 <text:s text:c="12"/>Crew=40</text:p>
            </table:table-cell>
            <table:covered-table-cell table:style-name="ce22"/>
            <table:table-cell table:style-name="ce22" table:number-columns-repeated="3"/>
            <table:table-cell table:number-columns-repeated="1011"/>
          </table:table-row>
          <table:table-row table:style-name="ro1">
            <table:table-cell table:number-columns-repeated="6"/>
            <table:table-cell table:style-name="ce3"/>
            <table:table-cell table:style-name="ce4"/>
            <table:table-cell table:style-name="ce22" table:formula="of:=[$ship.I47]" office:value-type="string" office:string-value="Batteries  2   2 22202               TL=15">
              <text:p>Batteries <text:s/>2 <text:s text:c="2"/>2 22202 <text:s text:c="14"/>TL=15</text:p>
            </table:table-cell>
            <table:table-cell table:style-name="ce22" table:number-columns-repeated="4"/>
            <table:table-cell table:number-columns-repeated="1011"/>
          </table:table-row>
          <table:table-row table:style-name="ro6">
            <table:table-cell table:number-columns-repeated="6"/>
            <table:table-cell table:style-name="ce3"/>
            <table:table-cell table:style-name="ce13" table:formula="of:=[$ship.I48]" table:number-columns-spanned="3" table:number-rows-spanned="1">
              <text:p/>
            </table:table-cell>
            <table:covered-table-cell table:style-name="ce23"/>
            <table:covered-table-cell table:style-name="ce23"/>
            <table:table-cell table:style-name="ce22" table:number-columns-repeated="3"/>
            <table:table-cell table:number-columns-repeated="1011"/>
          </table:table-row>
          <table:table-row table:style-name="ro7">
            <table:table-cell table:number-columns-repeated="7"/>
            <table:table-cell table:style-name="ce14" table:formula="of:=CONCATENATE([$ship.I49];[$ship.I50])" office:value-type="string" office:string-value="Passengers=3 Low=5 Cargo=1457.14 Fuel=646.8 EP=46 Agility=0     Emergency Low=4 Note L-Hyd Tank: 299.9 tons MCr0.3099 BZ-C600141 Agility with tank=0" table:number-columns-spanned="3" table:number-rows-spanned="1">
              <text:p>Passengers=3 Low=5 Cargo=1457.14 Fuel=646.8 EP=46 Agility=0 <text:s text:c="4"/>Emergency Low=4 Note L-Hyd Tank: 299.9 tons MCr0.3099 BZ-C600141 Agility with tank=0</text:p>
            </table:table-cell>
            <table:covered-table-cell table:style-name="ce24"/>
            <table:covered-table-cell table:style-name="ce24"/>
            <table:table-cell table:style-name="ce31"/>
            <table:table-cell table:style-name="ce38" table:number-columns-repeated="2"/>
            <table:table-cell table:number-columns-repeated="1011"/>
          </table:table-row>
        </table:table-header-rows>
        <table:table-row table:style-name="ro1">
          <table:table-cell table:number-columns-repeated="6"/>
          <table:table-cell table:style-name="ce6" office:value-type="string" table:number-columns-spanned="4" table:number-rows-spanned="1">
            <text:p>Output</text:p>
          </table:table-cell>
          <table:covered-table-cell table:style-name="ce15"/>
          <table:covered-table-cell table:style-name="ce15"/>
          <table:covered-table-cell table:style-name="ce28"/>
          <table:table-cell table:style-name="ce32" office:value-type="string" table:number-columns-spanned="3" table:number-rows-spanned="1">
            <text:p><text:s text:c="8"/>Input</text:p>
          </table:table-cell>
          <table:covered-table-cell table:style-name="ce39"/>
          <table:covered-table-cell table:style-name="ce39"/>
          <table:table-cell table:style-name="ce51"/>
          <table:table-cell table:style-name="ce57"/>
          <table:table-cell table:number-columns-repeated="3"/>
          <table:table-cell office:value-type="float" office:value="1">
            <text:p>1</text:p>
          </table:table-cell>
          <table:table-cell table:number-columns-repeated="1005"/>
        </table:table-row>
        <table:table-row table:style-name="ro4">
          <table:table-cell table:number-columns-repeated="6"/>
          <table:table-cell table:style-name="ce7" table:formula="of:=[$ship.F44]" office:value-type="string" office:string-value="B">
            <text:p>B</text:p>
          </table:table-cell>
          <table:table-cell table:style-name="ce16"/>
          <table:table-cell table:style-name="ce25" table:formula="of:=[.O7]" office:value-type="float" office:value="2999">
            <text:p>2,999</text:p>
          </table:table-cell>
          <table:table-cell table:style-name="ce29" table:formula="of:=[.L7]" office:value-type="string" office:string-value="Size">
            <text:p>Size</text:p>
          </table:table-cell>
          <table:table-cell table:style-name="ce33"/>
          <table:table-cell table:style-name="ce40" office:value-type="string">
            <text:p>Size</text:p>
          </table:table-cell>
          <table:table-cell table:style-name="ce44" office:value-type="float" office:value="2999">
            <text:p>2999</text:p>
          </table:table-cell>
          <table:table-cell table:style-name="ce52" table:formula="of:=IF([.M7]&gt;0;[.M7];0)" office:value-type="float" office:value="2999">
            <text:p>2999</text:p>
          </table:table-cell>
          <table:table-cell table:style-name="ce58" table:formula="of:=IF(OR(AND([.N7]&gt;=600;[.N21]&lt;2);AND([.N7]&gt;=1000;[.N21]&lt;5);AND([.N7]&gt;=4000;[.N21]&lt;8);AND([.N7]&gt;=10000;[.N21]&lt;10);AND([.N7]&gt;=50000;[.N21]&lt;12);AND([.N7]&gt;=100000;[.N21]&lt;14);AND([.N7]&gt;=1000000;[.N21]&lt;16));&quot;Computer too Small&quot;;[.N7])" office:value-type="float" office:value="2999">
            <text:p>2999</text:p>
          </table:table-cell>
          <table:table-cell table:number-columns-repeated="1009"/>
        </table:table-row>
        <table:table-row table:style-name="ro8">
          <table:table-cell table:number-columns-repeated="6"/>
          <table:table-cell table:style-name="ce8"/>
          <table:table-cell table:style-name="ce16"/>
          <table:table-cell table:style-name="ce19" table:formula="of:=[.O8]" office:value-type="string" office:string-value="F">
            <text:p>F</text:p>
          </table:table-cell>
          <table:table-cell table:style-name="ce29" table:formula="of:=[.L8]" office:value-type="string" office:string-value="Tech Level">
            <text:p>Tech Level</text:p>
          </table:table-cell>
          <table:table-cell table:style-name="ce19"/>
          <table:table-cell table:style-name="ce16" office:value-type="string">
            <text:p>Tech Level</text:p>
          </table:table-cell>
          <table:table-cell table:style-name="ce19">
            <draw:control table:end-cell-address="'I-O'.M8" table:end-x="2.1173in" table:end-y="0.2079in" draw:z-index="3" draw:style-name="gr2" draw:text-style-name="P3" svg:width="2.0287in" svg:height="0.152in" svg:x="0.0886in" svg:y="0.0559in" draw:control="control5"/>
            <draw:control table:end-cell-address="'I-O'.M9" table:end-x="2.1181in" table:end-y="0.1311in" draw:z-index="4" draw:style-name="gr2" draw:text-style-name="P3" svg:width="2.0287in" svg:height="0.152in" svg:x="0.0894in" svg:y="0.2075in" draw:control="control6"/>
          </table:table-cell>
          <table:table-cell table:style-name="ce53" office:value-type="float" office:value="15">
            <text:p>15</text:p>
          </table:table-cell>
          <table:table-cell table:style-name="ce59" table:formula="of:=CHOOSE([.N8];7;7;7;7;7;7;7;8;9;&quot;A&quot;;&quot;B&quot;;&quot;C&quot;;&quot;D&quot;;&quot;E&quot;;&quot;F&quot;)" office:value-type="string" office:string-value="F">
            <text:p>F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.O9]" office:value-type="string" office:string-value="Flattened Sphere">
            <text:p>Flattened Sphere</text:p>
          </table:table-cell>
          <table:table-cell table:style-name="ce29" table:formula="of:=[.L9]" office:value-type="string" office:string-value="Configuration">
            <text:p>Configuration</text:p>
          </table:table-cell>
          <table:table-cell table:style-name="ce19"/>
          <table:table-cell table:style-name="ce16" office:value-type="string">
            <text:p>Configuration</text:p>
          </table:table-cell>
          <table:table-cell table:style-name="ce19"/>
          <table:table-cell table:style-name="ce53" office:value-type="float" office:value="6">
            <text:p>6</text:p>
          </table:table-cell>
          <table:table-cell table:style-name="ce59" table:formula="of:=CHOOSE([.N9];&quot;Needle/Wedge&quot;;&quot;Cone&quot;;&quot;Cylinder&quot;;&quot;Close Structure&quot;;&quot;Sphere&quot;;&quot;Flattened Sphere&quot;;&quot;Dispersed Structure&quot;;&quot;Planetoid&quot;;&quot;Buffered Planetoid&quot;)" office:value-type="string" office:string-value="Flattened Sphere">
            <text:p>Flattened Sphere</text:p>
          </table:table-cell>
          <table:table-cell table:number-columns-repeated="1009"/>
        </table:table-row>
        <table:table-row table:style-name="ro9">
          <table:table-cell table:number-columns-repeated="6"/>
          <table:table-cell table:style-name="ce8"/>
          <table:table-cell table:style-name="ce16"/>
          <table:table-cell table:style-name="ce19" table:formula="of:=[$ship.I15]" office:value-type="float" office:value="1">
            <text:p>1</text:p>
          </table:table-cell>
          <table:table-cell table:style-name="ce29" office:value-type="string">
            <text:p>Maneuver Drive</text:p>
          </table:table-cell>
          <table:table-cell table:style-name="ce19"/>
          <table:table-cell table:style-name="ce16" office:value-type="string">
            <text:p><text:span text:style-name="T1">Additional</text:span> Range</text:p>
          </table:table-cell>
          <table:table-cell table:style-name="ce19">
            <draw:control table:end-cell-address="'I-O'.M10" table:end-x="2.05in" table:end-y="0.1528in" draw:z-index="27" draw:style-name="gr2" draw:text-style-name="P3" svg:width="2.0287in" svg:height="0.152in" svg:x="0.0213in" svg:y="0.0008in" draw:control="control29"/>
          </table:table-cell>
          <table:table-cell table:style-name="ce53" office:value-type="float" office:value="2">
            <text:p>2</text:p>
          </table:table-cell>
          <table:table-cell table:style-name="ce59" table:formula="of:=IF([.O15]=0;0;[.N10]*[.O7]/10)" office:value-type="float" office:value="599.8">
            <text:p>599.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12]" office:value-type="float" office:value="0">
            <text:p>0</text:p>
          </table:table-cell>
          <table:table-cell table:style-name="ce29" office:value-type="string">
            <text:p>Agility</text:p>
          </table:table-cell>
          <table:table-cell table:style-name="ce19"/>
          <table:table-cell table:style-name="ce16" office:value-type="string">
            <text:p>Maneuver Drive (Min)</text:p>
          </table:table-cell>
          <table:table-cell table:style-name="ce19">
            <draw:control table:end-cell-address="'I-O'.M12" table:end-x="2.1173in" table:end-y="0.0154in" draw:z-index="5" draw:style-name="gr2" draw:text-style-name="P3" svg:width="2.0287in" svg:height="0.1539in" svg:x="0.0886in" svg:y="0.0256in" draw:control="control7"/>
          </table:table-cell>
          <table:table-cell table:style-name="ce53" office:value-type="float" office:value="1">
            <text:p>1</text:p>
          </table:table-cell>
          <table:table-cell table:style-name="ce59" table:formula="of:=IF(OR(AND([.N8]&lt;8;[.N11]&gt;2);AND([.N8]&lt;9;[.N11]&gt;5));&quot;Tech too low&quot;;[.N1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14]" office:value-type="float" office:value="1.53384461487162">
            <text:p>1.53</text:p>
          </table:table-cell>
          <table:table-cell table:style-name="ce29" office:value-type="string">
            <text:p>Power Plant</text:p>
          </table:table-cell>
          <table:table-cell table:style-name="ce19"/>
          <table:table-cell table:style-name="ce16" office:value-type="string">
            <text:p>Agility (min)</text:p>
          </table:table-cell>
          <table:table-cell table:style-name="ce19">
            <draw:control table:end-cell-address="'I-O'.M13" table:end-x="2.0894in" table:end-y="0.0047in" draw:z-index="2" draw:style-name="gr2" draw:text-style-name="P3" svg:width="2.0287in" svg:height="0.1531in" svg:x="0.0606in" svg:y="0.0154in" draw:control="control4"/>
          </table:table-cell>
          <table:table-cell table:style-name="ce53" office:value-type="float" office:value="0">
            <text:p>0</text:p>
          </table:table-cell>
          <table:table-cell table:style-name="ce59" table:formula="of:=IF(OR(AND([.N8]&lt;8;[.N12]&gt;2);AND([.N8]&lt;9;[.N12]&gt;5));&quot;Tech too low&quot;;[.N12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number-columns-repeated="6"/>
          <table:table-cell table:style-name="ce8"/>
          <table:table-cell table:style-name="ce16"/>
          <table:table-cell table:style-name="ce19" table:formula="of:=[$ship.M7]" office:value-type="float" office:value="46">
            <text:p>46</text:p>
          </table:table-cell>
          <table:table-cell table:style-name="ce29" office:value-type="string">
            <text:p>Energy</text:p>
          </table:table-cell>
          <table:table-cell table:style-name="ce19"/>
          <table:table-cell table:style-name="ce16" office:value-type="string">
            <text:p>Power Plant (Min)</text:p>
          </table:table-cell>
          <table:table-cell table:style-name="ce19">
            <draw:control table:end-cell-address="'I-O'.M14" table:end-x="2.1173in" table:end-y="0.0047in" draw:z-index="6" draw:style-name="gr2" draw:text-style-name="P3" svg:width="2.0287in" svg:height="0.152in" svg:x="0.0886in" svg:y="0.0709in" draw:control="control8"/>
          </table:table-cell>
          <table:table-cell table:style-name="ce53" office:value-type="float" office:value="101">
            <text:p>101</text:p>
          </table:table-cell>
          <table:table-cell table:style-name="ce59" table:formula="of:=[.N13]/100" office:value-type="float" office:value="1.01">
            <text:p>1.0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19]" office:value-type="float" office:value="1">
            <text:p>1</text:p>
          </table:table-cell>
          <table:table-cell table:style-name="ce29" office:value-type="string">
            <text:p>Jump Drive</text:p>
          </table:table-cell>
          <table:table-cell table:style-name="ce19"/>
          <table:table-cell table:style-name="ce16" office:value-type="string">
            <text:p>extra energy</text:p>
          </table:table-cell>
          <table:table-cell table:style-name="ce45"/>
          <table:table-cell table:style-name="ce46" table:formula="of:=IF([.M14]&gt;0;[.M14];0)" office:value-type="float" office:value="0">
            <text:p>0</text:p>
          </table:table-cell>
          <table:table-cell table:style-name="ce59" table:formula="of:=[.N14]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number-columns-repeated="6"/>
          <table:table-cell table:style-name="ce8"/>
          <table:table-cell table:style-name="ce16"/>
          <table:table-cell table:style-name="ce19" table:formula="of:=[$ship.I23]" office:value-type="float" office:value="53983">
            <text:p>53983</text:p>
          </table:table-cell>
          <table:table-cell table:style-name="ce29" office:value-type="string">
            <text:p>Capacitors</text:p>
          </table:table-cell>
          <table:table-cell table:style-name="ce19"/>
          <table:table-cell table:style-name="ce16" office:value-type="string">
            <text:p>Jump Drive</text:p>
          </table:table-cell>
          <table:table-cell table:style-name="ce19">
            <draw:control table:end-cell-address="'I-O'.M16" table:end-x="2.0992in" table:end-y="0.0016in" draw:z-index="7" draw:style-name="gr2" draw:text-style-name="P3" svg:width="2.0287in" svg:height="0.152in" svg:x="0.0705in" svg:y="0.0988in" draw:control="control9"/>
          </table:table-cell>
          <table:table-cell table:style-name="ce53" office:value-type="float" office:value="1">
            <text:p>1</text:p>
          </table:table-cell>
          <table:table-cell table:style-name="ce59" table:formula="of:=IF([.N15]&lt;1;0;IF(AND([.N15]=1;[.N8]&gt;8);1;IF(([.N8]-9)&gt;=[.N15];[.N15];&quot;Tech Level too Low&quot;)))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16]" office:value-type="float" office:value="646.8">
            <text:p>646.8</text:p>
          </table:table-cell>
          <table:table-cell table:style-name="ce29" office:value-type="string">
            <text:p>Fuel</text:p>
          </table:table-cell>
          <table:table-cell table:style-name="ce19"/>
          <table:table-cell table:style-name="ce16" office:value-type="string">
            <text:p>extra capacitor storage</text:p>
          </table:table-cell>
          <table:table-cell table:style-name="ce45" office:value-type="float" office:value="1">
            <text:p>1</text:p>
          </table:table-cell>
          <table:table-cell table:style-name="ce46" table:formula="of:=IF([.M16]&gt;0;[.M16];0)" office:value-type="float" office:value="1">
            <text:p>1</text:p>
          </table:table-cell>
          <table:table-cell table:style-name="ce59" table:formula="of:=[.N16]" office:value-type="float" office:value="1">
            <text:p>1</text:p>
          </table:table-cell>
          <table:table-cell table:number-columns-repeated="3"/>
          <table:table-cell>
            <draw:control table:end-cell-address="'I-O'.T17" table:end-x="0.2988in" table:end-y="0.0843in" draw:z-index="1" draw:style-name="gr3" draw:text-style-name="P4" svg:width="0.8984in" svg:height="0.2079in" svg:x="0.0783in" svg:y="0.0402in" draw:control="control3"/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IF([.N21]&gt;0;[.O21];&quot;&quot;)" office:value-type="float" office:value="4">
            <text:p>4</text:p>
          </table:table-cell>
          <table:table-cell table:style-name="ce29" office:value-type="string">
            <text:p>Computer</text:p>
          </table:table-cell>
          <table:table-cell table:style-name="ce19"/>
          <table:table-cell table:style-name="ce16" office:value-type="string">
            <text:p>Extra Fuel</text:p>
          </table:table-cell>
          <table:table-cell table:style-name="ce45" office:value-type="float" office:value="1">
            <text:p>1</text:p>
          </table:table-cell>
          <table:table-cell table:style-name="ce46" table:formula="of:=IF([.M17]&gt;0;[.M17];0)" office:value-type="float" office:value="1">
            <text:p>1</text:p>
          </table:table-cell>
          <table:table-cell table:style-name="ce59" table:formula="of:=[.N17]-[.O20]+[.O10]" office:value-type="float" office:value="300.9">
            <text:p>300.9</text:p>
          </table:table-cell>
          <table:table-cell table:number-columns-repeated="1009"/>
        </table:table-row>
        <table:table-row table:style-name="ro14">
          <table:table-cell table:number-columns-repeated="6"/>
          <table:table-cell table:style-name="ce8"/>
          <table:table-cell table:style-name="ce16"/>
          <table:table-cell table:style-name="ce19" table:formula="of:=[$ship.I25]" office:value-type="float" office:value="10">
            <text:p>10</text:p>
          </table:table-cell>
          <table:table-cell table:style-name="ce29" office:value-type="string">
            <text:p>Armor Factor</text:p>
          </table:table-cell>
          <table:table-cell table:style-name="ce19"/>
          <table:table-cell table:style-name="ce16"/>
          <table:table-cell table:style-name="ce19">
            <draw:control table:end-cell-address="'I-O'.M18" table:end-x="1.2906in" table:end-y="0.2346in" draw:z-index="8" draw:style-name="gr1" draw:text-style-name="P5" svg:width="1.0858in" svg:height="0.185in" svg:x="0.2047in" svg:y="0.0496in" draw:control="control10"/>
            <draw:control table:end-cell-address="'I-O'.M19" table:end-x="2.0724in" table:end-y="0.1602in" draw:z-index="9" draw:style-name="gr1" draw:text-style-name="P5" svg:width="1.8055in" svg:height="0.1823in" svg:x="0.2669in" svg:y="0.2165in" draw:control="control11"/>
          </table:table-cell>
          <table:table-cell table:style-name="ce54" office:value-type="boolean" office:boolean-value="true">
            <text:p>TRUE</text:p>
          </table:table-cell>
          <table:table-cell table:style-name="ce59" table:formula="of:=IF([.N18]=1;IF([.N9]&lt;7;1;&quot;Not Streamlined&quot;);0)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IF([.O7]&gt;=100;[.O23]-1;&quot;&quot;)" office:value-type="float" office:value="0">
            <text:p>0</text:p>
          </table:table-cell>
          <table:table-cell table:style-name="ce29" table:formula="of:=IF([.O23]=0;&quot;No Bridge&quot;;IF([.O7]&gt;=100;&quot;Auxuxillary Bridges&quot;;&quot;&quot;))" office:value-type="string" office:string-value="Auxuxillary Bridges">
            <text:p>Auxuxillary Bridges</text:p>
          </table:table-cell>
          <table:table-cell table:style-name="ce19"/>
          <table:table-cell table:style-name="ce41"/>
          <table:table-cell table:style-name="ce19"/>
          <table:table-cell table:style-name="ce54" office:value-type="boolean" office:boolean-value="true">
            <text:p>TRUE</text:p>
          </table:table-cell>
          <table:table-cell table:style-name="ce59" table:formula="of:=IF([.N8]&gt;7;IF([.N19]=1;IF([.N9]&lt;7;1;&quot;Not Streamlined&quot;);0);&quot;Tech  too Low&quot;)" office:value-type="float" office:value="1">
            <text:p>1</text:p>
          </table:table-cell>
          <table:table-cell/>
          <table:table-cell>
            <draw:frame table:end-cell-address="'I-O'.Q20" table:end-x="0.0787in" table:end-y="0.0413in" draw:z-index="0" draw:style-name="gr4" svg:width="0.0787in" svg:height="0.2051in" svg:x="0in" svg:y="0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"/>
          <table:table-cell table:style-name="ce17" table:formula="of:=IF([.I21]&lt;[.N25];&quot;Too much selected&quot;;&quot;&quot;)" table:number-columns-spanned="1" table:number-rows-spanned="3">
            <text:p/>
          </table:table-cell>
          <table:table-cell table:style-name="ce19"/>
          <table:table-cell table:style-name="ce29"/>
          <table:table-cell table:style-name="ce19"/>
          <table:table-cell table:style-name="ce16" office:value-type="string">
            <text:p>Drop Tank Size</text:p>
          </table:table-cell>
          <table:table-cell table:style-name="ce19">
            <draw:control table:end-cell-address="'I-O'.M21" table:end-x="2.0689in" table:end-y="0.0098in" draw:z-index="10" draw:style-name="gr2" draw:text-style-name="P3" svg:width="2.0287in" svg:height="0.1535in" svg:x="0.0402in" svg:y="0.0205in" draw:control="control12"/>
          </table:table-cell>
          <table:table-cell table:style-name="ce53" office:value-type="float" office:value="4">
            <text:p>4</text:p>
          </table:table-cell>
          <table:table-cell table:style-name="ce59" table:formula="of:=MIN([.N20];[.O15])*0.1*[.N7]" office:value-type="float" office:value="299.9">
            <text:p>299.9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covered-table-cell table:style-name="ce18"/>
          <table:table-cell table:style-name="ce26" table:formula="of:=[$ship.I26]+[$ship.I10]" office:value-type="float" office:value="1457.14022222222">
            <text:p>1,457.14 </text:p>
          </table:table-cell>
          <table:table-cell table:style-name="ce29" office:value-type="string">
            <text:p>cargo</text:p>
          </table:table-cell>
          <table:table-cell table:style-name="ce19"/>
          <table:table-cell table:style-name="ce16" office:value-type="string">
            <text:p>Computer</text:p>
          </table:table-cell>
          <table:table-cell table:style-name="ce19">
            <draw:control table:end-cell-address="'I-O'.M22" table:end-x="2.0689in" table:end-y="0.0197in" draw:z-index="11" draw:style-name="gr2" draw:text-style-name="P3" svg:width="2.0287in" svg:height="0.1531in" svg:x="0.0402in" svg:y="0.0303in" draw:control="control13"/>
          </table:table-cell>
          <table:table-cell table:style-name="ce53" office:value-type="float" office:value="10">
            <text:p>10</text:p>
          </table:table-cell>
          <table:table-cell table:style-name="ce59" table:formula="of:=IF([.N21]+[.O23]&lt;2;&quot; Computer too Small&quot;;IF(OR(AND([.N8]&lt;8;[.N21]&gt;6);AND([.N8]&lt;9;[.N21]&gt;7);AND([.N8]&lt;10;[.N21]&gt;9);AND([.N8]&lt;11;[.N21]&gt;11);AND([.N8]&lt;12;[.N21]&gt;13);AND([.N8]&lt;13;[.N21]&gt;15);AND([.N8]&lt;14;[.N21]&gt;17);AND([.N8]&lt;15;[.N21]&gt;19));&quot;Tech Level too Low&quot;;IF(OR(AND([.O15]=1;[.N21]&lt;2);AND([.O15]=2;[.N21]&lt;4);AND([.O15]=3;[.N21]&lt;7);AND([.O15]=4;[.N21]&lt;10);AND([.O15]=5;[.N21]&lt;12);AND([.O15]=6;[.N21]&lt;14));&quot; Computer too Small&quot;;CHOOSE([.N21];0;1;&quot;A&quot;;&quot;R&quot;;2;&quot;B&quot;;&quot;S&quot;;3;&quot;C&quot;;4;&quot;D&quot;;5;&quot;E&quot;;6;&quot;F&quot;;7;&quot;G&quot;;8;&quot;H&quot;;9;&quot;J&quot;))))"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covered-table-cell table:style-name="ce17"/>
          <table:table-cell table:style-name="ce19"/>
          <table:table-cell table:style-name="ce29"/>
          <table:table-cell table:style-name="ce19"/>
          <table:table-cell table:style-name="ce16" office:value-type="string">
            <text:p>added armor</text:p>
          </table:table-cell>
          <table:table-cell table:style-name="ce19">
            <draw:control table:end-cell-address="'I-O'.M23" table:end-x="2.1067in" table:end-y="0.0094in" draw:z-index="12" draw:style-name="gr2" draw:text-style-name="P3" svg:width="2.0287in" svg:height="0.1535in" svg:x="0.078in" svg:y="0.0201in" draw:control="control14"/>
          </table:table-cell>
          <table:table-cell table:style-name="ce53" office:value-type="float" office:value="10">
            <text:p>10</text:p>
          </table:table-cell>
          <table:table-cell table:style-name="ce59" table:formula="of:=[.N22]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L9]+[.O29]+[.O28]" office:value-type="float" office:value="40">
            <text:p>40</text:p>
          </table:table-cell>
          <table:table-cell table:style-name="ce29" office:value-type="string">
            <text:p>Crew</text:p>
          </table:table-cell>
          <table:table-cell table:style-name="ce19"/>
          <table:table-cell table:style-name="ce16" office:value-type="string">
            <text:p>Bridges</text:p>
          </table:table-cell>
          <table:table-cell table:style-name="ce19">
            <draw:control table:end-cell-address="'I-O'.M24" table:end-x="2.0972in" table:end-y="0.0094in" draw:z-index="13" draw:style-name="gr2" draw:text-style-name="P3" svg:width="2.0287in" svg:height="0.1531in" svg:x="0.0685in" svg:y="0.0201in" draw:control="control15"/>
          </table:table-cell>
          <table:table-cell table:style-name="ce53" office:value-type="float" office:value="1">
            <text:p>1</text:p>
          </table:table-cell>
          <table:table-cell table:style-name="ce59" table:formula="of:=IF([.N7]&lt;100;[.N23];IF([.N23]&lt;1;1;[.N23]))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17]" office:value-type="float" office:value="24.5">
            <text:p>24.5</text:p>
          </table:table-cell>
          <table:table-cell table:style-name="ce29" office:value-type="string">
            <text:p>Staterooms</text:p>
          </table:table-cell>
          <table:table-cell table:style-name="ce19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31]" office:value-type="float" office:value="0">
            <text:p>0</text:p>
          </table:table-cell>
          <table:table-cell table:style-name="ce29" table:formula="of:=[.L31]" office:value-type="string" office:string-value="staterooms (small craft)">
            <text:p>staterooms (small craft)</text:p>
          </table:table-cell>
          <table:table-cell table:style-name="ce19"/>
          <table:table-cell table:style-name="ce16" office:value-type="string">
            <text:p>cargo</text:p>
          </table:table-cell>
          <table:table-cell table:style-name="ce45"/>
          <table:table-cell table:style-name="ce46" table:formula="of:=IF([.M25]&gt;0;[.M25];0)" office:value-type="float" office:value="0">
            <text:p>0</text:p>
          </table:table-cell>
          <table:table-cell table:style-name="ce59" table:formula="of:=[.N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$ship.I32]" office:value-type="float" office:value="0">
            <text:p>0</text:p>
          </table:table-cell>
          <table:table-cell table:style-name="ce29" table:formula="of:=[.L32]" office:value-type="string" office:string-value="acceleration couches">
            <text:p>acceleration couches</text:p>
          </table:table-cell>
          <table:table-cell table:style-name="ce19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[.O33]+[.O34]" office:value-type="float" office:value="5">
            <text:p>5</text:p>
          </table:table-cell>
          <table:table-cell table:style-name="ce29" table:formula="of:=[.L33]" office:value-type="string" office:string-value="Low berths">
            <text:p>Low berths</text:p>
          </table:table-cell>
          <table:table-cell table:style-name="ce19"/>
          <table:table-cell table:style-name="ce16" office:value-type="string">
            <text:p>Passengers</text:p>
          </table:table-cell>
          <table:table-cell table:style-name="ce45" office:value-type="float" office:value="3">
            <text:p>3</text:p>
          </table:table-cell>
          <table:table-cell table:style-name="ce46" table:formula="of:=IF([.M27]&gt;0;ROUNDUP([.M27];0);0)" office:value-type="float" office:value="3">
            <text:p>3</text:p>
          </table:table-cell>
          <table:table-cell table:style-name="ce59" table:formula="of:=[.N27]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/>
          <table:table-cell table:style-name="ce29"/>
          <table:table-cell table:style-name="ce19"/>
          <table:table-cell table:style-name="ce16" office:value-type="string">
            <text:p>Marines</text:p>
          </table:table-cell>
          <table:table-cell table:style-name="ce45" office:value-type="float" office:value="0">
            <text:p>0</text:p>
          </table:table-cell>
          <table:table-cell table:style-name="ce46" table:formula="of:=IF([.M28]&gt;0;ROUNDUP([.M28];0);0)" office:value-type="float" office:value="0">
            <text:p>0</text:p>
          </table:table-cell>
          <table:table-cell table:style-name="ce59" table:formula="of:=[.N28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/>
          <table:table-cell table:style-name="ce29"/>
          <table:table-cell table:style-name="ce19"/>
          <table:table-cell table:style-name="ce16" office:value-type="string">
            <text:p>Ship's Troops</text:p>
          </table:table-cell>
          <table:table-cell table:style-name="ce45" office:value-type="float" office:value="0">
            <text:p>0</text:p>
          </table:table-cell>
          <table:table-cell table:style-name="ce46" table:formula="of:=IF([.M29]&gt;0;ROUNDUP([.M29];0);0)" office:value-type="float" office:value="0">
            <text:p>0</text:p>
          </table:table-cell>
          <table:table-cell table:style-name="ce59" table:formula="of:=[.N29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 table:formula="of:=ROUNDUP([$ship.L18];0)" office:value-type="float" office:value="11">
            <text:p>11</text:p>
          </table:table-cell>
          <table:table-cell table:style-name="ce29" office:value-type="string">
            <text:p>Command Section</text:p>
          </table:table-cell>
          <table:table-cell table:style-name="ce19"/>
          <table:table-cell table:style-name="ce16" office:value-type="string">
            <text:p>staterooms (extra)</text:p>
          </table:table-cell>
          <table:table-cell table:style-name="ce45" office:value-type="float" office:value="0">
            <text:p>0</text:p>
          </table:table-cell>
          <table:table-cell table:style-name="ce46" table:formula="of:=IF([.M30]&gt;0;ROUNDUP([.M30]*2;0);0)" office:value-type="float" office:value="0">
            <text:p>0</text:p>
          </table:table-cell>
          <table:table-cell table:style-name="ce59" table:formula="of:=[.N30]/2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style-name="ce19" table:formula="of:=ROUNDUP([$ship.L14]+[$ship.L15]+[$ship.L19];0)" office:value-type="float" office:value="2">
            <text:p>2</text:p>
          </table:table-cell>
          <table:table-cell table:style-name="ce29" office:value-type="string">
            <text:p>Engineering Section</text:p>
          </table:table-cell>
          <table:table-cell table:style-name="ce19"/>
          <table:table-cell table:style-name="ce16" office:value-type="string">
            <text:p>staterooms (small craft)</text:p>
          </table:table-cell>
          <table:table-cell table:style-name="ce45"/>
          <table:table-cell table:style-name="ce46" table:formula="of:=IF([.M31]&gt;0;ROUNDUP([.M31]*2;0);0)" office:value-type="float" office:value="0">
            <text:p>0</text:p>
          </table:table-cell>
          <table:table-cell table:style-name="ce59" table:formula="of:=IF([.N7]&gt;=100;0;[.N31])/2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style-name="ce19" table:formula="of:=[$guns.L6]" office:value-type="float" office:value="18">
            <text:p>18</text:p>
          </table:table-cell>
          <table:table-cell table:style-name="ce29" office:value-type="string">
            <text:p>Gunnery Section</text:p>
          </table:table-cell>
          <table:table-cell table:style-name="ce19"/>
          <table:table-cell table:style-name="ce16" office:value-type="string">
            <text:p>acceleration couches</text:p>
          </table:table-cell>
          <table:table-cell table:style-name="ce45"/>
          <table:table-cell table:style-name="ce46" table:formula="of:=IF([.M32]&gt;0;ROUNDUP([.M32];0);0)" office:value-type="float" office:value="0">
            <text:p>0</text:p>
          </table:table-cell>
          <table:table-cell table:style-name="ce59" table:formula="of:=IF([.N7]&gt;=100;0;[.N32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number-columns-repeated="6"/>
          <table:table-cell table:style-name="ce8"/>
          <table:table-cell table:style-name="ce19"/>
          <table:table-cell table:style-name="ce19" table:formula="of:=ROUNDUP([$ship.L34]+[$ship.L35]+[$ship.L36]+[$ship.L37]+[$ship.L38];0)" office:value-type="float" office:value="0">
            <text:p>0</text:p>
          </table:table-cell>
          <table:table-cell table:style-name="ce29" office:value-type="string">
            <text:p>Flight Section</text:p>
          </table:table-cell>
          <table:table-cell table:style-name="ce19"/>
          <table:table-cell table:style-name="ce16" office:value-type="string">
            <text:p>Low <text:span text:style-name="T1">berths</text:span></text:p>
          </table:table-cell>
          <table:table-cell table:style-name="ce45" office:value-type="float" office:value="5">
            <text:p>5</text:p>
          </table:table-cell>
          <table:table-cell table:style-name="ce46" table:formula="of:=IF([.M33]&gt;0;ROUNDUP([.M33];0);0)" office:value-type="float" office:value="5">
            <text:p>5</text:p>
          </table:table-cell>
          <table:table-cell table:style-name="ce59" table:formula="of:=[.N33]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style-name="ce19" table:formula="of:=[.O29]+[.O28]" office:value-type="float" office:value="0">
            <text:p>0</text:p>
          </table:table-cell>
          <table:table-cell table:style-name="ce29" office:value-type="string">
            <text:p>Troops</text:p>
          </table:table-cell>
          <table:table-cell table:style-name="ce19"/>
          <table:table-cell table:style-name="ce16" office:value-type="string">
            <text:p>Frozen Watch</text:p>
          </table:table-cell>
          <table:table-cell table:style-name="ce19">
            <draw:control table:end-cell-address="'I-O'.M34" table:end-x="2.0591in" table:end-y="0.163in" draw:z-index="14" draw:style-name="gr2" draw:text-style-name="P3" svg:width="2.0287in" svg:height="0.152in" svg:x="0.0303in" svg:y="0.011in" draw:control="control16"/>
          </table:table-cell>
          <table:table-cell table:style-name="ce53" office:value-type="float" office:value="0">
            <text:p>0</text:p>
          </table:table-cell>
          <table:table-cell table:style-name="ce59" table:formula="of:=ROUNDUP([.N34]*[.I23]/2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style-name="ce19" table:formula="of:=[.I23]-SUM([.I30:.I34])" office:value-type="float" office:value="9">
            <text:p>9</text:p>
          </table:table-cell>
          <table:table-cell table:style-name="ce29" office:value-type="string">
            <text:p>Service Crew</text:p>
          </table:table-cell>
          <table:table-cell table:style-name="ce19"/>
          <table:table-cell table:style-name="ce16" office:value-type="string">
            <text:p>Emergency Low Berth</text:p>
          </table:table-cell>
          <table:table-cell table:style-name="ce45" office:value-type="float" office:value="1">
            <text:p>1</text:p>
          </table:table-cell>
          <table:table-cell table:style-name="ce46" table:formula="of:=IF([.M35]&gt;0;ROUNDUP([.M35];0);0)" office:value-type="float" office:value="1">
            <text:p>1</text:p>
          </table:table-cell>
          <table:table-cell table:style-name="ce59" table:formula="of:=[.N35]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style-name="ce19" table:formula="of:=TRUNC(2*[.O34]/[.I23])" office:value-type="float" office:value="0">
            <text:p>0</text:p>
          </table:table-cell>
          <table:table-cell table:style-name="ce29" office:value-type="string">
            <text:p>Frozen Watch</text:p>
          </table:table-cell>
          <table:table-cell table:style-name="ce19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5">
          <table:table-cell table:number-columns-repeated="6"/>
          <table:table-cell table:style-name="ce8"/>
          <table:table-cell table:style-name="ce16" table:formula="of:=[.K37]" office:value-type="string" office:string-value="Number of batteries">
            <text:p>Number of batteries</text:p>
          </table:table-cell>
          <table:table-cell table:style-name="ce19" table:formula="of:=[.O37]" office:value-type="string" office:string-value="Factor">
            <text:p>Factor</text:p>
          </table:table-cell>
          <table:table-cell table:style-name="ce29" office:value-type="string">
            <text:p>Weapon/Defense</text:p>
          </table:table-cell>
          <table:table-cell table:style-name="ce34" office:value-type="string">
            <text:p>Number of batteries</text:p>
          </table:table-cell>
          <table:table-cell table:style-name="ce16"/>
          <table:table-cell table:style-name="ce46" table:number-columns-repeated="2"/>
          <table:table-cell table:style-name="ce59" office:value-type="string">
            <text:p>Factor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7]" office:value-type="float" office:value="2">
            <text:p>2</text:p>
          </table:table-cell>
          <table:table-cell table:style-name="ce19" table:formula="of:=[$guns.M7]" office:value-type="float" office:value="3">
            <text:p>3</text:p>
          </table:table-cell>
          <table:table-cell table:style-name="ce29" table:formula="of:=[$guns.O7]" office:value-type="string" office:string-value="Sandcaster Turret">
            <text:p>Sandcaster Turret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sand</text:p>
          </table:table-cell>
          <table:table-cell table:style-name="ce46">
            <draw:control table:end-cell-address="'I-O'.M39" table:end-x="2.1157in" table:end-y="0.0039in" draw:z-index="15" draw:style-name="gr2" draw:text-style-name="P3" svg:width="2.0287in" svg:height="0.1531in" svg:x="0.087in" svg:y="0.0146in" draw:control="control17"/>
          </table:table-cell>
          <table:table-cell table:style-name="ce46"/>
          <table:table-cell table:style-name="ce59" table:formula="of:=[$guns.M7]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8]" office:value-type="string" office:string-value="-">
            <text:p>-</text:p>
          </table:table-cell>
          <table:table-cell table:style-name="ce19" table:formula="of:=[$guns.M8]" office:value-type="float" office:value="0">
            <text:p>0</text:p>
          </table:table-cell>
          <table:table-cell table:style-name="ce29" table:formula="of:=[$guns.O8]">
            <text:p/>
          </table:table-cell>
          <table:table-cell table:style-name="ce19"/>
          <table:table-cell table:style-name="ce16" office:value-type="string">
            <text:p>MS</text:p>
          </table:table-cell>
          <table:table-cell table:style-name="ce46">
            <draw:control table:end-cell-address="'I-O'.N39" table:end-x="0.0181in" table:end-y="0.1575in" draw:z-index="16" draw:style-name="gr2" draw:text-style-name="P3" svg:width="2.0287in" svg:height="0.152in" svg:x="0.1264in" svg:y="0.0055in" draw:control="control18"/>
            <draw:control table:end-cell-address="'I-O'.M40" table:end-x="2.0882in" table:end-y="0.1465in" draw:z-index="17" draw:style-name="gr2" draw:text-style-name="P3" svg:width="2.0287in" svg:height="0.1531in" svg:x="0.0594in" svg:y="0.1571in" draw:control="control19"/>
          </table:table-cell>
          <table:table-cell table:style-name="ce46"/>
          <table:table-cell table:style-name="ce59" table:formula="of:=[$guns.M8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9]" office:value-type="string" office:string-value="-">
            <text:p>-</text:p>
          </table:table-cell>
          <table:table-cell table:style-name="ce19" table:formula="of:=[$guns.M9]" office:value-type="float" office:value="0">
            <text:p>0</text:p>
          </table:table-cell>
          <table:table-cell table:style-name="ce29" table:formula="of:=[$guns.O9]">
            <text:p/>
          </table:table-cell>
          <table:table-cell table:style-name="ce19"/>
          <table:table-cell table:style-name="ce16" office:value-type="string">
            <text:p>ND</text:p>
          </table:table-cell>
          <table:table-cell table:style-name="ce46" table:number-columns-repeated="2"/>
          <table:table-cell table:style-name="ce59" table:formula="of:=[$guns.M9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0]" office:value-type="string" office:string-value="-">
            <text:p>-</text:p>
          </table:table-cell>
          <table:table-cell table:style-name="ce19" table:formula="of:=[$guns.M10]" office:value-type="float" office:value="0">
            <text:p>0</text:p>
          </table:table-cell>
          <table:table-cell table:style-name="ce29" table:formula="of:=[$guns.O10]">
            <text:p/>
          </table:table-cell>
          <table:table-cell table:style-name="ce19"/>
          <table:table-cell table:style-name="ce16" office:value-type="string">
            <text:p>FF</text:p>
          </table:table-cell>
          <table:table-cell table:style-name="ce46">
            <draw:control table:end-cell-address="'I-O'.M41" table:end-x="2.0972in" table:end-y="0.1559in" draw:z-index="18" draw:style-name="gr2" draw:text-style-name="P3" svg:width="2.0287in" svg:height="0.152in" svg:x="0.0685in" svg:y="0.0039in" draw:control="control20"/>
          </table:table-cell>
          <table:table-cell table:style-name="ce46"/>
          <table:table-cell table:style-name="ce59" table:formula="of:=[$guns.M10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1]" office:value-type="float" office:value="2">
            <text:p>2</text:p>
          </table:table-cell>
          <table:table-cell table:style-name="ce19" table:formula="of:=[$guns.M11]" office:value-type="float" office:value="9">
            <text:p>9</text:p>
          </table:table-cell>
          <table:table-cell table:style-name="ce29" table:formula="of:=[$guns.O11]" office:value-type="string" office:string-value="100T Repulsor bay">
            <text:p>100T Repulsor bay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repulsions</text:p>
          </table:table-cell>
          <table:table-cell table:style-name="ce46">
            <draw:control table:end-cell-address="'I-O'.M43" table:end-x="2.1165in" table:end-y="0.0122in" draw:z-index="19" draw:style-name="gr2" draw:text-style-name="P3" svg:width="2.0287in" svg:height="0.1535in" svg:x="0.0878in" svg:y="0.0228in" draw:control="control21"/>
          </table:table-cell>
          <table:table-cell table:style-name="ce46"/>
          <table:table-cell table:style-name="ce59" table:formula="of:=[$guns.M11]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2]" office:value-type="float" office:value="2">
            <text:p>2</text:p>
          </table:table-cell>
          <table:table-cell table:style-name="ce19" table:formula="of:=[$guns.M12]" office:value-type="float" office:value="2">
            <text:p>2</text:p>
          </table:table-cell>
          <table:table-cell table:style-name="ce29" table:formula="of:=[$guns.O12]" office:value-type="string" office:string-value="Pulse Laser Turret">
            <text:p>Pulse Laser Turret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lasers</text:p>
          </table:table-cell>
          <table:table-cell table:style-name="ce46">
            <draw:control table:end-cell-address="'I-O'.M44" table:end-x="2.0972in" table:end-y="0.0031in" draw:z-index="20" draw:style-name="gr2" draw:text-style-name="P3" svg:width="2.0287in" svg:height="0.1531in" svg:x="0.0685in" svg:y="0.0138in" draw:control="control22"/>
          </table:table-cell>
          <table:table-cell table:style-name="ce46"/>
          <table:table-cell table:style-name="ce59" table:formula="of:=[$guns.M12]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3]" office:value-type="float" office:value="2">
            <text:p>2</text:p>
          </table:table-cell>
          <table:table-cell table:style-name="ce19" table:formula="of:=[$guns.M13]" office:value-type="float" office:value="3">
            <text:p>3</text:p>
          </table:table-cell>
          <table:table-cell table:style-name="ce29" table:formula="of:=[$guns.O13]" office:value-type="string" office:string-value="Plasma Gun Turret">
            <text:p>Plasma Gun Turret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energy</text:p>
          </table:table-cell>
          <table:table-cell table:style-name="ce46">
            <draw:control table:end-cell-address="'I-O'.M44" table:end-x="2.1358in" table:end-y="0.1555in" draw:z-index="21" draw:style-name="gr2" draw:text-style-name="P3" svg:width="2.0287in" svg:height="0.152in" svg:x="0.1071in" svg:y="0.0035in" draw:control="control23"/>
            <draw:control table:end-cell-address="'I-O'.M45" table:end-x="2.0976in" table:end-y="0.1457in" draw:z-index="22" draw:style-name="gr2" draw:text-style-name="P3" svg:width="2.0287in" svg:height="0.1535in" svg:x="0.0689in" svg:y="0.1563in" draw:control="control24"/>
          </table:table-cell>
          <table:table-cell table:style-name="ce46"/>
          <table:table-cell table:style-name="ce59" table:formula="of:=[$guns.M13]" office:value-type="float" office:value="3">
            <text:p>3</text:p>
          </table:table-cell>
          <table:table-cell table:number-columns-repeated="1009"/>
        </table:table-row>
        <table:table-row table:style-name="ro9">
          <table:table-cell table:number-columns-repeated="6"/>
          <table:table-cell table:style-name="ce8"/>
          <table:table-cell table:style-name="ce16" table:formula="of:=[$guns.N14]" office:value-type="float" office:value="2">
            <text:p>2</text:p>
          </table:table-cell>
          <table:table-cell table:style-name="ce19" table:formula="of:=[$guns.M14]" office:value-type="float" office:value="3">
            <text:p>3</text:p>
          </table:table-cell>
          <table:table-cell table:style-name="ce29" table:formula="of:=[$guns.O14]" office:value-type="string" office:string-value="Particle Accelerator Turret">
            <text:p>Particle Accelerator Turret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<text:span text:style-name="T1">partial</text:span> accelerator</text:p>
          </table:table-cell>
          <table:table-cell table:style-name="ce46">
            <draw:control table:end-cell-address="'I-O'.M46" table:end-x="2.1067in" table:end-y="0.15in" draw:z-index="23" draw:style-name="gr2" draw:text-style-name="P3" svg:width="2.0287in" svg:height="0.1654in" svg:x="0.078in" svg:y="0.1646in" draw:control="control25"/>
          </table:table-cell>
          <table:table-cell table:style-name="ce46"/>
          <table:table-cell table:style-name="ce59" table:formula="of:=[$guns.M14]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5]" office:value-type="float" office:value="0">
            <text:p>0</text:p>
          </table:table-cell>
          <table:table-cell table:style-name="ce19" table:formula="of:=[$guns.M15]" office:value-type="float" office:value="0">
            <text:p>0</text:p>
          </table:table-cell>
          <table:table-cell table:style-name="ce29" table:formula="of:=[$guns.O15]">
            <text:p/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meson gun</text:p>
          </table:table-cell>
          <table:table-cell table:style-name="ce46" table:number-columns-repeated="2"/>
          <table:table-cell table:style-name="ce59" table:formula="of:=[$guns.M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6]" office:value-type="float" office:value="2">
            <text:p>2</text:p>
          </table:table-cell>
          <table:table-cell table:style-name="ce19" table:formula="of:=[$guns.M16]" office:value-type="float" office:value="3">
            <text:p>3</text:p>
          </table:table-cell>
          <table:table-cell table:style-name="ce29" table:formula="of:=[$guns.O16]" office:value-type="string" office:string-value="Missle Turret">
            <text:p>Missle Turret</text:p>
          </table:table-cell>
          <table:table-cell table:style-name="ce35" office:value-type="float" office:value="2">
            <text:p>2</text:p>
          </table:table-cell>
          <table:table-cell table:style-name="ce16" office:value-type="string">
            <text:p>Missile</text:p>
          </table:table-cell>
          <table:table-cell table:style-name="ce46">
            <draw:control table:end-cell-address="'I-O'.M47" table:end-x="2.0972in" table:end-y="0.1583in" draw:z-index="24" draw:style-name="gr2" draw:text-style-name="P3" svg:width="2.0287in" svg:height="0.152in" svg:x="0.0685in" svg:y="0.0063in" draw:control="control26"/>
          </table:table-cell>
          <table:table-cell table:style-name="ce46"/>
          <table:table-cell table:style-name="ce59" table:formula="of:=[$guns.M16]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7]" office:value-type="float" office:value="2">
            <text:p>2</text:p>
          </table:table-cell>
          <table:table-cell table:style-name="ce19" table:formula="of:=[$guns.M17]" office:value-type="string" office:string-value="-">
            <text:p>-</text:p>
          </table:table-cell>
          <table:table-cell table:style-name="ce29" table:formula="of:=[$guns.O17]" office:value-type="string" office:string-value="100T bay">
            <text:p>100T bay</text:p>
          </table:table-cell>
          <table:table-cell table:style-name="ce35" office:value-type="float" office:value="0">
            <text:p>0</text:p>
          </table:table-cell>
          <table:table-cell table:style-name="ce16" office:value-type="string">
            <text:p>Empty 100T Bay</text:p>
          </table:table-cell>
          <table:table-cell table:style-name="ce47" table:formula="of:=IF([.I51]&lt;0;&quot;Too many Guns!&quot;;&quot;&quot;)" table:number-columns-spanned="3" table:number-rows-spanned="2">
            <text:p/>
          </table:table-cell>
          <table:covered-table-cell table:style-name="ce48"/>
          <table:covered-table-cell table:style-name="ce47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 table:formula="of:=[$guns.N18]" office:value-type="float" office:value="0">
            <text:p>0</text:p>
          </table:table-cell>
          <table:table-cell table:style-name="ce19" table:formula="of:=[$guns.M18]" office:value-type="string" office:string-value="-">
            <text:p>-</text:p>
          </table:table-cell>
          <table:table-cell table:style-name="ce29" table:formula="of:=[$guns.O18]" office:value-type="string" office:string-value=" 50T bay">
            <text:p><text:s/>50T bay</text:p>
          </table:table-cell>
          <table:table-cell table:style-name="ce35" office:value-type="float" office:value="0">
            <text:p>0</text:p>
          </table:table-cell>
          <table:table-cell table:style-name="ce16" office:value-type="string">
            <text:p>Empty 50T Bay</text:p>
          </table:table-cell>
          <table:covered-table-cell table:style-name="ce48"/>
          <table:covered-table-cell table:style-name="ce48"/>
          <table:covered-table-cell table:style-name="ce47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style-name="ce19"/>
          <table:table-cell table:style-name="ce29"/>
          <table:table-cell table:style-name="ce19"/>
          <table:table-cell table:style-name="ce16"/>
          <table:table-cell table:style-name="ce46" table:number-columns-repeated="2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9"/>
          <table:table-cell table:style-name="ce20"/>
          <table:table-cell table:style-name="ce27" table:formula="of:=[$guns.C20]" office:value-type="float" office:value="0.666666666666667">
            <text:p><text:s/>2/3</text:p>
          </table:table-cell>
          <table:table-cell table:style-name="ce30" office:value-type="string">
            <text:p>Unused Hard Points</text:p>
          </table:table-cell>
          <table:table-cell table:style-name="ce19"/>
          <table:table-cell table:style-name="ce16" office:value-type="string">
            <text:p>Number of carried Vehicles</text:p>
          </table:table-cell>
          <table:table-cell table:style-name="ce45" office:value-type="float" office:value="0">
            <text:p>0</text:p>
          </table:table-cell>
          <table:table-cell table:style-name="ce46" table:formula="of:=IF([.M51]&gt;0;ROUNDUP([.M51];0);0)" office:value-type="float" office:value="0">
            <text:p>0</text:p>
          </table:table-cell>
          <table:table-cell table:style-name="ce59" table:formula="of:=[.N51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6"/>
          <table:table-cell table:number-columns-repeated="2"/>
          <table:table-cell table:style-name="ce36"/>
          <table:table-cell table:style-name="ce16" office:value-type="string">
            <text:p>Mass of carried Vehicles</text:p>
          </table:table-cell>
          <table:table-cell table:style-name="ce45" office:value-type="float" office:value="1">
            <text:p>1</text:p>
          </table:table-cell>
          <table:table-cell table:style-name="ce46" table:formula="of:=MAX([.M52];0)" office:value-type="float" office:value="1">
            <text:p>1</text:p>
          </table:table-cell>
          <table:table-cell table:style-name="ce59" table:formula="of:=IF([.N51]=0;0;[.N5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style-name="ce19"/>
          <table:table-cell table:number-columns-repeated="2"/>
          <table:table-cell table:style-name="ce36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Number of Small Craft</text:p>
          </table:table-cell>
          <table:table-cell table:style-name="ce45" office:value-type="float" office:value="0">
            <text:p>0</text:p>
          </table:table-cell>
          <table:table-cell table:style-name="ce46" table:formula="of:=IF([.M54]&gt;0;ROUNDUP([.M54];0);0)" office:value-type="float" office:value="0">
            <text:p>0</text:p>
          </table:table-cell>
          <table:table-cell table:style-name="ce59" table:formula="of:=[.N54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Small Craft Crew</text:p>
          </table:table-cell>
          <table:table-cell table:style-name="ce45" office:value-type="float" office:value="0">
            <text:p>0</text:p>
          </table:table-cell>
          <table:table-cell table:style-name="ce46" table:formula="of:=MAX([.M55];0)" office:value-type="float" office:value="0">
            <text:p>0</text:p>
          </table:table-cell>
          <table:table-cell table:style-name="ce59" table:formula="of:=IF([.N54]=0;0;[.N5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Small Craft Mass</text:p>
          </table:table-cell>
          <table:table-cell table:style-name="ce45" office:value-type="float" office:value="0">
            <text:p>0</text:p>
          </table:table-cell>
          <table:table-cell table:style-name="ce46" table:formula="of:=MAX([.M56];0)" office:value-type="float" office:value="0">
            <text:p>0</text:p>
          </table:table-cell>
          <table:table-cell table:style-name="ce59" table:formula="of:=IF([.N54]=0;0;[.N56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Number of Large Craft</text:p>
          </table:table-cell>
          <table:table-cell table:style-name="ce45"/>
          <table:table-cell table:style-name="ce46" table:formula="of:=IF([.M58]&gt;0;ROUNDUP([.M58];0);0)" office:value-type="float" office:value="0">
            <text:p>0</text:p>
          </table:table-cell>
          <table:table-cell table:style-name="ce59" table:formula="of:=[.N58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Large Craft Crew</text:p>
          </table:table-cell>
          <table:table-cell table:style-name="ce45"/>
          <table:table-cell table:style-name="ce46" table:formula="of:=MAX([.M59];0)" office:value-type="float" office:value="0">
            <text:p>0</text:p>
          </table:table-cell>
          <table:table-cell table:style-name="ce59" table:formula="of:=IF([.N58]=0;0;[.N5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Large Craft Mass</text:p>
          </table:table-cell>
          <table:table-cell table:style-name="ce45" office:value-type="float" office:value="0">
            <text:p>0</text:p>
          </table:table-cell>
          <table:table-cell table:style-name="ce46" table:formula="of:=MAX([.M60];0)" office:value-type="float" office:value="0">
            <text:p>0</text:p>
          </table:table-cell>
          <table:table-cell table:style-name="ce59" table:formula="of:=IF([.N58]=0;0;[.N60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/>
          <table:table-cell table:style-name="ce19"/>
          <table:table-cell table:style-name="ce55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 office:value-type="string">
            <text:p>Launch Tube (max mass)</text:p>
          </table:table-cell>
          <table:table-cell table:style-name="ce45" office:value-type="float" office:value="0">
            <text:p>0</text:p>
          </table:table-cell>
          <table:table-cell table:style-name="ce46" table:formula="of:=IF(AND([.N58]=0;[.N54]=0);0;MAX([.M62];0))" office:value-type="float" office:value="0">
            <text:p>0</text:p>
          </table:table-cell>
          <table:table-cell table:style-name="ce59" table:formula="of:=[.N62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36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6"/>
          <table:table-cell table:style-name="ce10"/>
          <table:table-cell table:number-columns-repeated="3"/>
          <table:table-cell table:style-name="ce36"/>
          <table:table-cell table:style-name="ce16"/>
          <table:table-cell table:style-name="ce19"/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10"/>
          <table:table-cell table:style-name="ce36"/>
          <table:table-cell table:style-name="ce42" office:value-type="string">
            <text:p>Ship type;primary</text:p>
          </table:table-cell>
          <table:table-cell table:style-name="ce42">
            <draw:control table:end-cell-address="'I-O'.M65" table:end-x="2.0976in" table:end-y="0.1567in" draw:z-index="25" draw:style-name="gr2" draw:text-style-name="P3" svg:width="2.0287in" svg:height="0.152in" svg:x="0.0689in" svg:y="0.0047in" draw:control="control27"/>
          </table:table-cell>
          <table:table-cell table:style-name="ce46" table:formula="of:=CHOOSE([$ship.E41]-9;&quot;Merchant&quot;;&quot;Battle&quot;;&quot;Cruiser; Carrier&quot;;&quot;Destroyer&quot;;&quot;Escort&quot;;IF([.I14]&gt;0;&quot;Frigate&quot;;&quot;Fighter&quot;);&quot;Gig; Refinery&quot;;&quot;H&quot;;&quot;Intruder&quot;;&quot;Pinnace&quot;;&quot;Corvette; Lab&quot;;&quot;Merchant&quot;;&quot;N&quot;;&quot;Planetoid&quot;;&quot;Auxiliary&quot;;&quot;Liner&quot;;&quot;Scout; Station&quot;;&quot;Tanker; Tender&quot;;&quot;U&quot;;&quot;V&quot;;&quot;Barge&quot;;&quot;Express&quot;;&quot;Yacht&quot;;&quot;&quot;)" office:value-type="string" office:string-value="Battle">
            <text:p>Battle</text:p>
          </table:table-cell>
          <table:table-cell table:style-name="ce59" table:formula="of:=[.N65]" office:value-type="string" office:string-value="Battle">
            <text:p>Battl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6"/>
          <table:table-cell table:style-name="ce42" office:value-type="string">
            <text:p>Ship type;Qualifier</text:p>
          </table:table-cell>
          <table:table-cell table:style-name="ce42">
            <draw:control table:end-cell-address="'I-O'.M67" table:end-x="2.0976in" table:end-y="0.0224in" draw:z-index="26" draw:style-name="gr2" draw:text-style-name="P3" svg:width="2.0287in" svg:height="0.1535in" svg:x="0.0689in" svg:y="0.0331in" draw:control="control28"/>
          </table:table-cell>
          <table:table-cell table:style-name="ce46" table:formula="of:=CHOOSE([$ship.E42]-9;&quot;Armored&quot;;&quot;Battle; Boat&quot;;&quot;Cruiser; Close&quot;;&quot;Destroyer&quot;;&quot;Escort&quot;;&quot;Fast; Fleet&quot;;&quot;Gunned&quot;;&quot;Heavy&quot;;&quot;J&quot;;&quot;K&quot;;&quot;Leader; Light&quot;;&quot;Missile&quot;;&quot;Non-standard&quot;;&quot;Provincial&quot;;&quot;Decoy&quot;;&quot;Raider&quot;;&quot;Strike&quot;;&quot;Troop; Transport&quot;;&quot;Unpowered&quot;;&quot;Vehicle&quot;;&quot;W&quot;;&quot;X&quot;;&quot;Shuttle; Cutter&quot;;&quot;Experimental&quot;)" office:value-type="string" office:string-value="Experimental">
            <text:p>Experimental</text:p>
          </table:table-cell>
          <table:table-cell table:style-name="ce59" table:formula="of:=[.N66]" office:value-type="string" office:string-value="Experimental">
            <text:p>Experimental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6"/>
          <table:table-cell table:style-name="ce16" office:value-type="string">
            <text:p>Name</text:p>
          </table:table-cell>
          <table:table-cell table:style-name="ce49" office:value-type="string">
            <text:p>Ball of Death</text:p>
          </table:table-cell>
          <table:table-cell table:style-name="ce46"/>
          <table:table-cell table:style-name="ce59"/>
          <table:table-cell table:number-columns-repeated="1009"/>
        </table:table-row>
        <table:table-row table:style-name="ro1">
          <table:table-cell table:number-columns-repeated="10"/>
          <table:table-cell table:style-name="ce37"/>
          <table:table-cell table:style-name="ce43" office:value-type="string">
            <text:p>Serial Number</text:p>
          </table:table-cell>
          <table:table-cell table:style-name="ce50" office:value-type="float" office:value="1234567">
            <text:p>1234567</text:p>
          </table:table-cell>
          <table:table-cell table:style-name="ce56"/>
          <table:table-cell table:style-name="ce60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" table:style-name="ta4">
        <office:forms form:automatic-focus="false" form:apply-design-mode="false">
          <form:form form:name="Standard" form:apply-filter="true" form:control-implementation="ooo:com.sun.star.form.component.Form" office:target-frame="" xlink:href=""/>
        </office:forms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"/>
        <table:table-column table:style-name="co18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5" table:default-cell-style-name="ce68"/>
        <table:table-column table:style-name="co26" table:default-cell-style-name="ce70"/>
        <table:table-column table:style-name="co27" table:default-cell-style-name="Default"/>
        <table:table-column table:style-name="co18" table:number-columns-repeated="1011" table:default-cell-style-name="Default"/>
        <table:table-row table:style-name="ro1" table:number-rows-repeated="5">
          <table:table-cell table:number-columns-repeated="1024"/>
        </table:table-row>
        <table:table-row table:style-name="ro9">
          <table:table-cell table:number-columns-repeated="14"/>
          <table:table-cell office:value-type="string">
            <text:p><text:span text:style-name="T1">Drop</text:span> tank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formula="of:=[.I14]*[.E10]/100" office:value-type="float" office:value="46">
            <text:p>46</text:p>
          </table:table-cell>
          <table:table-cell/>
          <table:table-cell table:formula="of:=[.M7]-[.M9]+[.M15]" office:value-type="float" office:value="0">
            <text:p>0</text:p>
          </table:table-cell>
          <table:table-cell office:value-type="string">
            <text:p>Ep</text:p>
          </table:table-cell>
          <table:table-cell table:number-columns-repeated="1008"/>
        </table:table-row>
        <table:table-row table:style-name="ro9">
          <table:table-cell table:number-columns-repeated="9"/>
          <table:table-cell office:value-type="string">
            <text:p>tons</text:p>
          </table:table-cell>
          <table:table-cell office:value-type="string">
            <text:p>cost</text:p>
          </table:table-cell>
          <table:table-cell office:value-type="string">
            <text:p>crew</text:p>
          </table:table-cell>
          <table:table-cell office:value-type="string">
            <text:p>energy</text:p>
          </table:table-cell>
          <table:table-cell table:number-columns-repeated="1011"/>
        </table:table-row>
        <table:table-row table:style-name="ro9">
          <table:table-cell table:number-columns-repeated="3"/>
          <table:table-cell office:value-type="string">
            <text:p>size with drop</text:p>
          </table:table-cell>
          <table:table-cell table:formula="of:=[.E10]+[.E18]" office:value-type="float" office:value="3298.9">
            <text:p>3298.9</text:p>
          </table:table-cell>
          <table:table-cell table:number-columns-repeated="3"/>
          <table:table-cell office:value-type="string">
            <text:p>total</text:p>
          </table:table-cell>
          <table:table-cell table:formula="of:=SUM([.J10:.J41])" office:value-type="float" office:value="1541.85977777778">
            <text:p>1541.86</text:p>
          </table:table-cell>
          <table:table-cell table:formula="of:=SUM([.K10:.K41])" office:value-type="float" office:value="4179671095.11111">
            <text:p>$4.1797E+09</text:p>
          </table:table-cell>
          <table:table-cell table:style-name="ce71" table:formula="of:=ROUNDUP(SUM([.L11:.L41]);0)" office:value-type="float" office:value="40">
            <text:p>40</text:p>
          </table:table-cell>
          <table:table-cell table:formula="of:=(SUM([.M11:.M41])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ize</text:p>
          </table:table-cell>
          <table:table-cell table:formula="of:=[$'I-O'.M7]" office:value-type="float" office:value="2999">
            <text:p>2999</text:p>
          </table:table-cell>
          <table:table-cell table:number-columns-repeated="2"/>
          <table:table-cell table:style-name="ce64" office:value-type="string">
            <text:p>Left</text:p>
          </table:table-cell>
          <table:table-cell table:style-name="ce64" table:formula="of:=[.E10]-[.J9]" office:value-type="float" office:value="1457.14022222222">
            <text:p>1457.14</text:p>
          </table:table-cell>
          <table:table-cell table:style-name="ce64"/>
          <table:table-cell table:style-name="ce69"/>
          <table:table-cell table:style-name="ce72"/>
          <table:table-cell table:style-name="ce64"/>
          <table:table-cell table:number-columns-repeated="1011"/>
        </table:table-row>
        <table:table-row table:style-name="ro9">
          <table:table-cell table:number-columns-repeated="3"/>
          <table:table-cell office:value-type="string">
            <text:p>Tech Level</text:p>
          </table:table-cell>
          <table:table-cell table:formula="of:=[$'I-O'.N8]" office:value-type="float" office:value="15">
            <text:p>15</text:p>
          </table:table-cell>
          <table:table-cell table:number-columns-repeated="2"/>
          <table:table-cell office:value-type="string">
            <text:p>computer</text:p>
          </table:table-cell>
          <table:table-cell table:formula="of:=CODE([.E23])" office:value-type="float" office:value="52">
            <text:p>52</text:p>
          </table:table-cell>
          <table:table-cell table:formula="of:=IF(AND([.I11]&gt;48;[.I11]&lt;58);[.I11]-48;0)+2*IF(AND([.I11]&gt;64;[.I11]&lt;75);[.I11]-64;0)+IF(AND([.I11]&gt;53;[.I11]&lt;58);[.I11]-53;0)+2*IF(AND([.I11]&gt;69;[.I11]&lt;75);[.I11]-69;0)+IF(OR([.I11]=74;[.I11]=104);-4;0)+2*IF(AND([.I11]&gt;101;[.I11]&lt;105);[.I11]-101;0)+2*IF(AND([.I11]&gt;96;[.I11]&lt;105);[.I11]-96;0)+IF(OR([.I11]=82;[.I11]=114);1;0)+IF(OR([.I11]=83;[.I11]=115);2;0)" office:value-type="float" office:value="4">
            <text:p>4</text:p>
          </table:table-cell>
          <table:table-cell/>
          <table:table-cell office:value-type="float" office:value="0">
            <text:p>0.0000</text:p>
          </table:table-cell>
          <table:table-cell table:formula="of:=IF(AND([.I11]&gt;50;[.I11]&lt;58);[.I11]-50;0)+2*IF(AND([.I11]&gt;66;[.I11]&lt;75);[.I11]-66;0)+IF(AND([.I11]&gt;53;[.I11]&lt;58);[.I11]-53;0)+2*IF(AND([.I11]&gt;69;[.I11]&lt;75);[.I11]-69;0)+IF(OR([.I11]=74;[.I11]=104);-4;0)+2*IF(AND([.I11]&gt;101;[.I11]&lt;105);[.I11]-101;0)+2*IF(AND([.I11]&gt;96;[.I11]&lt;105);[.I11]-96;0)+IF(OR([.I11]=82;[.I11]=114);1;0)+IF(OR([.I11]=83;[.I11]=115);2;0)" office:value-type="float" office:value="2">
            <text:p>2</text:p>
          </table:table-cell>
          <table:table-cell table:number-columns-repeated="1011"/>
        </table:table-row>
        <table:table-row table:style-name="ro9">
          <table:table-cell table:number-columns-repeated="3"/>
          <table:table-cell office:value-type="string">
            <text:p>Configuration</text:p>
          </table:table-cell>
          <table:table-cell table:formula="of:=[$'I-O'.N9]" office:value-type="float" office:value="6">
            <text:p>6</text:p>
          </table:table-cell>
          <table:table-cell table:number-columns-repeated="2"/>
          <table:table-cell office:value-type="string">
            <text:p>agility</text:p>
          </table:table-cell>
          <table:table-cell table:formula="of:=IF([.E24]+TRUNC(([.M7]-[.M9])*100/[.E10])&gt;[.I15];[.I15];[.E24]+TRUNC(([.M7]-[.M9])*100/[.E10]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$0.0000E+00</text:p>
          </table:table-cell>
          <table:table-cell office:value-type="float" office:value="0">
            <text:p>0.0000</text:p>
          </table:table-cell>
          <table:table-cell table:number-columns-repeated="2"/>
          <table:table-cell table:formula="of:=MIN(([.O7]*100/([.E10]+[.E18]));[.O14];[.O15])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Jump Drive</text:p>
          </table:table-cell>
          <table:table-cell table:formula="of:=[$'I-O'.O15]" office:value-type="float" office:value="1">
            <text:p>1</text:p>
          </table:table-cell>
          <table:table-cell table:number-columns-repeated="3"/>
          <table:table-cell table:style-name="ce65"/>
          <table:table-cell table:number-columns-repeated="1015"/>
        </table:table-row>
        <table:table-row table:style-name="ro9">
          <table:table-cell table:number-columns-repeated="3"/>
          <table:table-cell office:value-type="string">
            <text:p>Power Plant (Min)</text:p>
          </table:table-cell>
          <table:table-cell table:formula="of:=[$'I-O'.O13]" office:value-type="float" office:value="1.01">
            <text:p>1.01</text:p>
          </table:table-cell>
          <table:table-cell table:number-columns-repeated="2"/>
          <table:table-cell office:value-type="string">
            <text:p>PP</text:p>
          </table:table-cell>
          <table:table-cell table:formula="of:=MAX([.I19];[.E14];[.I15];[.M9]*100/[.E10])" office:value-type="float" office:value="1.53384461487162">
            <text:p>1.53</text:p>
          </table:table-cell>
          <table:table-cell table:formula="of:=([.I14]*[.E10]/100)*(1+IF([.E11]&lt;15;1;0)+IF([.E11]&lt;13;1;0)+IF([.E11]&lt;9;1;0)+IF([.E11]&lt;7;99;0)+IF([.E11]=16;-0.25;0)+IF([.E11]=17;-2/3;0)+IF([.E11]&gt;17;-0.75;0))" office:value-type="float" office:value="46">
            <text:p>46</text:p>
          </table:table-cell>
          <table:table-cell table:formula="of:=[.J14]*3000000" office:value-type="float" office:value="138000000">
            <text:p>$1.3800E+08</text:p>
          </table:table-cell>
          <table:table-cell table:formula="of:=IF([.E$10]&lt;1000;0;[.J14]/100)+IF(AND([.E$10]&gt;=200;[.E$10]&lt;1000);[.J14]/35;0)" office:value-type="float" office:value="0.46">
            <text:p>0.4600</text:p>
          </table:table-cell>
          <table:table-cell table:number-columns-repeated="2"/>
          <table:table-cell table:formula="of:=[.J14]*100/(([.E10]+[.E18])*(1+IF([.E11]&lt;15;1;0)+IF([.E11]&lt;13;1;0)+IF([.E11]&lt;9;1;0)+IF([.E11]&lt;7;99;0)+IF([.E11]=16;-0.25;0)+IF([.E11]=17;-2/3;0)+IF([.E11]&gt;17;-0.75;0)))" office:value-type="float" office:value="1.39440419533784">
            <text:p>1.39</text:p>
          </table:table-cell>
          <table:table-cell office:value-type="string">
            <text:p>PP</text:p>
          </table:table-cell>
          <table:table-cell table:number-columns-repeated="1008"/>
        </table:table-row>
        <table:table-row table:style-name="ro9">
          <table:table-cell table:number-columns-repeated="3"/>
          <table:table-cell office:value-type="string">
            <text:p>Maneuver Drive (Min)</text:p>
          </table:table-cell>
          <table:table-cell table:formula="of:=[$'I-O'.O11]" office:value-type="float" office:value="1">
            <text:p>1</text:p>
          </table:table-cell>
          <table:table-cell table:number-columns-repeated="2"/>
          <table:table-cell office:value-type="string">
            <text:p>Maneuver</text:p>
          </table:table-cell>
          <table:table-cell table:formula="of:=MIN(15;MAX([.E15];[.E24]))" office:value-type="float" office:value="1">
            <text:p>1</text:p>
          </table:table-cell>
          <table:table-cell table:formula="of:=IF([.I15]&gt;0;([.I15]*3-1)*[.E10]/100;0)" office:value-type="float" office:value="59.98">
            <text:p>59.98</text:p>
          </table:table-cell>
          <table:table-cell table:formula="of:=[.J15]*500000+IF([.I15]=2;[.J15]*200000;0)+IF([.I15]=1;[.J15]*1000000;0)" office:value-type="float" office:value="89970000">
            <text:p>$8.9970E+07</text:p>
          </table:table-cell>
          <table:table-cell table:formula="of:=IF([.E$10]&lt;1000;0;[.J15]/100)+IF(AND([.E$10]&gt;=200;[.E$10]&lt;1000);[.J15]/35;0)" office:value-type="float" office:value="0.5998">
            <text:p>0.5998</text:p>
          </table:table-cell>
          <table:table-cell table:formula="of:=[.E24]*[.E10]/100" office:value-type="float" office:value="0">
            <text:p>0</text:p>
          </table:table-cell>
          <table:table-cell/>
          <table:table-cell table:formula="of:=(([.J15]*100/([.E10]+[.E18]))+1)/3" office:value-type="float" office:value="0.939393939393939">
            <text:p>0.94</text:p>
          </table:table-cell>
          <table:table-cell office:value-type="string">
            <text:p>M</text:p>
          </table:table-cell>
          <table:table-cell table:number-columns-repeated="1008"/>
        </table:table-row>
        <table:table-row table:style-name="ro9">
          <table:table-cell table:number-columns-repeated="3"/>
          <table:table-cell office:value-type="string">
            <text:p>Extra Fuel</text:p>
          </table:table-cell>
          <table:table-cell table:formula="of:=[$'I-O'.O17]" office:value-type="float" office:value="300.9">
            <text:p>300.9</text:p>
          </table:table-cell>
          <table:table-cell table:number-columns-repeated="2"/>
          <table:table-cell office:value-type="string">
            <text:p>fuel</text:p>
          </table:table-cell>
          <table:table-cell table:formula="of:=([.E10]/100)*[.I14]+([.E10]*[.I19]/10)+[.E16]" office:value-type="float" office:value="646.8">
            <text:p>646.8</text:p>
          </table:table-cell>
          <table:table-cell table:formula="of:=[.I16]" office:value-type="float" office:value="646.8">
            <text:p>646.8</text:p>
          </table:table-cell>
          <table:table-cell table:formula="of:=0" office:value-type="float" office:value="0">
            <text:p>$0.0000E+00</text:p>
          </table:table-cell>
          <table:table-cell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assengers</text:p>
          </table:table-cell>
          <table:table-cell table:formula="of:=[$'I-O'.O27]" office:value-type="float" office:value="3">
            <text:p>3</text:p>
          </table:table-cell>
          <table:table-cell table:number-columns-repeated="2"/>
          <table:table-cell office:value-type="string">
            <text:p>staterooms</text:p>
          </table:table-cell>
          <table:table-cell table:formula="of:=IF([.J18]&gt;=20;IF([.E10]&lt;1000;0;1+[.L38]/2+IF([.E21]&gt;0;0.5;0)+IF([.L30]&gt;0;0.5;0))+[.L9]/2+[.E17]+[.E21]/2+IF([.L9]=1;0.5;0);0)+[.E28]" office:value-type="float" office:value="24.5">
            <text:p>24.5</text:p>
          </table:table-cell>
          <table:table-cell table:formula="of:=[.I17]*4" office:value-type="float" office:value="98">
            <text:p>98</text:p>
          </table:table-cell>
          <table:table-cell table:formula="of:=[.I17]*500000" office:value-type="float" office:value="12250000">
            <text:p>$1.2250E+07</text:p>
          </table:table-cell>
          <table:table-cell table:number-columns-repeated="1013"/>
        </table:table-row>
        <table:table-row table:style-name="ro9">
          <table:table-cell table:number-columns-repeated="3"/>
          <table:table-cell office:value-type="string">
            <text:p>Drop Tank</text:p>
          </table:table-cell>
          <table:table-cell table:formula="of:=[$'I-O'.O20]" office:value-type="float" office:value="299.9">
            <text:p>299.9</text:p>
          </table:table-cell>
          <table:table-cell table:number-columns-repeated="2"/>
          <table:table-cell office:value-type="string">
            <text:p>bridge</text:p>
          </table:table-cell>
          <table:table-cell table:formula="of:=IF(AND([.E19]&lt;1;[.E13]&gt;0);1;IF([.E10]&gt;=100;MAX([.E19];1);MIN(1;[.E19])))" office:value-type="float" office:value="1">
            <text:p>1</text:p>
          </table:table-cell>
          <table:table-cell table:formula="of:=IF(AND([.E10]&lt;100;[.I19]=0);0;[.I18]*(MAX(20;[.E10]*2/100)))+IF(AND([.E10]&lt;100;[.I19]=0);MAX([.I18]*[.E10]/5;IF([.E19]&lt;1;0;4));0)" office:value-type="float" office:value="59.98">
            <text:p>59.98</text:p>
          </table:table-cell>
          <table:table-cell table:formula="of:=IF(AND([.E10]&lt;100;[.I19]=0);0;5000*[.E10]*[.I18])+IF([.J18]&lt;20;25000*[.J18];0)" office:value-type="float" office:value="14995000">
            <text:p>$1.4995E+07</text:p>
          </table:table-cell>
          <table:table-cell table:formula="of:=IF([.E10]&gt;=1000;MAX(7*1.5;[.E10]*5/10000);0)+IF([.E10]&lt;1000;1;0)+IF(AND([.E10]&gt;200;[.E10]&lt;1000;[.E13]&gt;0);1;0)" office:value-type="float" office:value="10.5">
            <text:p>10.500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Bridges</text:p>
          </table:table-cell>
          <table:table-cell table:formula="of:=[$'I-O'.O23]" office:value-type="float" office:value="1">
            <text:p>1</text:p>
          </table:table-cell>
          <table:table-cell table:number-columns-repeated="2"/>
          <table:table-cell office:value-type="string">
            <text:p>jump</text:p>
          </table:table-cell>
          <table:table-cell table:formula="of:=MIN(9;IF([.E10]&lt;100;[.E13];[.E13]))" office:value-type="float" office:value="1">
            <text:p>1</text:p>
          </table:table-cell>
          <table:table-cell table:formula="of:=IF([.I19]&gt;0;[.E10]*([.I19]+1)/100;0)" office:value-type="float" office:value="59.98">
            <text:p>59.98</text:p>
          </table:table-cell>
          <table:table-cell table:formula="of:=4000000*[.J19]" office:value-type="float" office:value="239920000">
            <text:p>$2.3992E+08</text:p>
          </table:table-cell>
          <table:table-cell table:formula="of:=IF([.E$10]&lt;1000;0;[.J19]/100)+IF(AND([.E$10]&gt;=200;[.E$10]&lt;1000);[.J19]/35;0)" office:value-type="float" office:value="0.5998">
            <text:p>0.5998</text:p>
          </table:table-cell>
          <table:table-cell table:number-columns-repeated="2"/>
          <table:table-cell table:formula="of:=[.J19]*100/([.E10]+[.E18])-1" office:value-type="float" office:value="0.818181818181818">
            <text:p>0.82</text:p>
          </table:table-cell>
          <table:table-cell office:value-type="string">
            <text:p>J</text:p>
          </table:table-cell>
          <table:table-cell table:number-columns-repeated="1008"/>
        </table:table-row>
        <table:table-row table:style-name="ro9">
          <table:table-cell table:number-columns-repeated="3"/>
          <table:table-cell office:value-type="string">
            <text:p>cargo</text:p>
          </table:table-cell>
          <table:table-cell table:formula="of:=[$'I-O'.O25]" office:value-type="float" office:value="0">
            <text:p>0</text:p>
          </table:table-cell>
          <table:table-cell table:number-columns-repeated="2"/>
          <table:table-cell office:value-type="string">
            <text:p>securit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$0.0000E+00</text:p>
          </table:table-cell>
          <table:table-cell table:formula="of:=IF([.E10]&lt;1000;0;IF([.L21]/2&gt;[.E21];[.L21]/2-[.E21];0))" office:value-type="float" office:value="2.999">
            <text:p>2.999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troops</text:p>
          </table:table-cell>
          <table:table-cell table:formula="of:=[$'I-O'.O29]+[$'I-O'.O28]" office:value-type="float" office:value="0">
            <text:p>0</text:p>
          </table:table-cell>
          <table:table-cell table:number-columns-repeated="2"/>
          <table:table-cell office:value-type="string">
            <text:p>service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$0.0000E+00</text:p>
          </table:table-cell>
          <table:table-cell table:formula="of:=IF([.E10]&lt;1000;0;2*[.E10]/1000)" office:value-type="float" office:value="5.998">
            <text:p>5.998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Low <text:span text:style-name="T1">berth</text:span></text:p>
          </table:table-cell>
          <table:table-cell table:formula="of:=[$'I-O'.O33]+[$'I-O'.O34]" office:value-type="float" office:value="5">
            <text:p>5</text:p>
          </table:table-cell>
          <table:table-cell table:number-columns-repeated="2"/>
          <table:table-cell office:value-type="string">
            <text:p><text:span text:style-name="T1">drive</text:span> crew min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$0.0000E+00</text:p>
          </table:table-cell>
          <table:table-cell table:formula="of:=IF([.E10]&lt;1000;0;IF([.L19]+[.L15]+[.L23]+[.L14]&gt;2;0;2-[.L14]-[.L15]-[.L19]-[.L23]))+IF(AND([.E10]&gt;=200;[.E10]&lt;1000;[.L19]+[.L15]+[.L23]+[.L14]&lt;1);1-[.L14]-[.L15]-[.L19]-[.L23];0)" office:value-type="float" office:value="0.340122222222222">
            <text:p>0.3401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Computer</text:p>
          </table:table-cell>
          <table:table-cell table:formula="of:=[$'I-O'.O21]" office:value-type="float" office:value="4">
            <text:p>4</text:p>
          </table:table-cell>
          <table:table-cell office:value-type="string">
            <text:p>1-9,a-j,r,s</text:p>
          </table:table-cell>
          <table:table-cell/>
          <table:table-cell office:value-type="string">
            <text:p>Capacitor Storage</text:p>
          </table:table-cell>
          <table:table-cell table:formula="of:=[.E26]+36*[.I19]*[.E10]/2" office:value-type="float" office:value="53983">
            <text:p>53983</text:p>
          </table:table-cell>
          <table:table-cell table:formula="of:=[.E26]/36" office:value-type="float" office:value="0.0277777777777778">
            <text:p>0.03</text:p>
          </table:table-cell>
          <table:table-cell table:formula="of:=[.J23]*4000000" office:value-type="float" office:value="111111.111111111">
            <text:p>$1.1111E+05</text:p>
          </table:table-cell>
          <table:table-cell table:formula="of:=IF([.E$10]&lt;1000;0;[.J23]/100)+IF(AND([.E$10]&gt;=200;[.E$10]&lt;1000);[.J23]/35;0)" office:value-type="float" office:value="0.000277777777777778">
            <text:p>0.000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Agility (min)</text:p>
          </table:table-cell>
          <table:table-cell table:formula="of:=[$'I-O'.O12]" office:value-type="float" office:value="0">
            <text:p>0</text:p>
          </table:table-cell>
          <table:table-cell table:number-columns-repeated="2"/>
          <table:table-cell office:value-type="string">
            <text:p>low berth</text:p>
          </table:table-cell>
          <table:table-cell/>
          <table:table-cell table:formula="of:=[.E22]/2" office:value-type="float" office:value="2.5">
            <text:p>2.5</text:p>
          </table:table-cell>
          <table:table-cell table:formula="of:=[.J24]*50000" office:value-type="float" office:value="125000">
            <text:p>$1.2500E+05</text:p>
          </table:table-cell>
          <table:table-cell table:number-columns-repeated="1013"/>
        </table:table-row>
        <table:table-row table:style-name="ro9">
          <table:table-cell table:number-columns-repeated="3"/>
          <table:table-cell office:value-type="string">
            <text:p>extra energy</text:p>
          </table:table-cell>
          <table:table-cell table:formula="of:=[$'I-O'.O14]" office:value-type="float" office:value="0">
            <text:p>0</text:p>
          </table:table-cell>
          <table:table-cell table:number-columns-repeated="2"/>
          <table:table-cell office:value-type="string">
            <text:p>armor</text:p>
          </table:table-cell>
          <table:table-cell table:formula="of:=IF([.E12]=7;0;[.E27]+IF([.E12]=8;3;0)+IF([.E12]=9;6;0))" office:value-type="float" office:value="10">
            <text:p>10</text:p>
          </table:table-cell>
          <table:table-cell table:formula="of:=IF([.E12]=7;0;IF([.E27]&gt;0;(1+[.E27])*[.E10]/100;0)*(1+IF([.E11]&lt;14;1;0)+IF([.E11]&lt;12;1;0)+IF([.E11]&lt;10;1;0)))" office:value-type="float" office:value="329.89">
            <text:p>329.89</text:p>
          </table:table-cell>
          <table:table-cell table:formula="of:=(0.3+[.E27])*[.J25]*1000000" office:value-type="float" office:value="3397867000">
            <text:p>$3.3979E+09</text:p>
          </table:table-cell>
          <table:table-cell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extra capacitor storage</text:p>
          </table:table-cell>
          <table:table-cell table:formula="of:=[$'I-O'.O16]" office:value-type="float" office:value="1">
            <text:p>1</text:p>
          </table:table-cell>
          <table:table-cell table:number-columns-repeated="2"/>
          <table:table-cell office:value-type="string">
            <text:p>cargo</text:p>
          </table:table-cell>
          <table:table-cell table:formula="of:=[.E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office:value-type="float" office:value="0">
            <text:p>$0.0000E+00</text:p>
          </table:table-cell>
          <table:table-cell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added armor</text:p>
          </table:table-cell>
          <table:table-cell table:formula="of:=[$'I-O'.O22]" office:value-type="float" office:value="10">
            <text:p>10</text:p>
          </table:table-cell>
          <table:table-cell table:number-columns-repeated="2"/>
          <table:table-cell office:value-type="string">
            <text:p>hull</text:p>
          </table:table-cell>
          <table:table-cell/>
          <table:table-cell table:formula="of:=IF([.E12]=8;[.E10]*0.2;0)+IF([.E12]=9;0.35*[.E10];0)" office:value-type="float" office:value="0">
            <text:p>0</text:p>
          </table:table-cell>
          <table:table-cell table:formula="of:=IF(OR([.E12]=9;[.E12]=8);([.E10]-[.J27])*1000+100*[.E10];0)+(IF([.E12]=1;1.2;0)+IF([.E12]=2;1.1;0)+IF([.E12]=3;1;0)+IF([.E12]=4;0.6;0)+IF([.E12]=5;0.7;0)+IF([.E12]=6;0.8;0)+IF([.E12]=7;0.5;0))*[.E10]*100000" office:value-type="float" office:value="239920000">
            <text:p>$2.3992E+08</text:p>
          </table:table-cell>
          <table:table-cell office:value-type="float" office:value="0">
            <text:p>0.0000</text:p>
          </table:table-cell>
          <table:table-cell table:formula="of:=[.E25]" office:value-type="float" office:value="0">
            <text:p>0</text:p>
          </table:table-cell>
          <table:table-cell table:number-columns-repeated="1011"/>
        </table:table-row>
        <table:table-row table:style-name="ro9">
          <table:table-cell table:number-columns-repeated="3"/>
          <table:table-cell office:value-type="string">
            <text:p>stateroom (extra)</text:p>
          </table:table-cell>
          <table:table-cell table:formula="of:=[$'I-O'.O30]" office:value-type="float" office:value="0">
            <text:p>0</text:p>
          </table:table-cell>
          <table:table-cell table:number-columns-repeated="2"/>
          <table:table-cell office:value-type="string">
            <text:p>steward</text:p>
          </table:table-cell>
          <table:table-cell table:number-columns-repeated="3"/>
          <table:table-cell table:formula="of:=IF(AND([.E10]&lt;100;[.E13]&lt;1);0;([.E17]/8))" office:value-type="float" office:value="0.375">
            <text:p>0.375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stateroom (small craft)</text:p>
          </table:table-cell>
          <table:table-cell table:formula="of:=[$'I-O'.O31]" office:value-type="float" office:value="0">
            <text:p>0</text:p>
          </table:table-cell>
          <table:table-cell table:number-columns-repeated="2"/>
          <table:table-cell office:value-type="string">
            <text:p>medic</text:p>
          </table:table-cell>
          <table:table-cell table:number-columns-repeated="3"/>
          <table:table-cell table:formula="of:=IF(AND([.E10]&gt;=200;[.E10]&lt;1000;[.E13]&gt;0);1;0)+[.E17]/120" office:value-type="float" office:value="0.025">
            <text:p>0.025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string">
            <text:p>acceleration couch</text:p>
          </table:table-cell>
          <table:table-cell table:formula="of:=[$'I-O'.O32]" office:value-type="float" office:value="0">
            <text:p>0</text:p>
          </table:table-cell>
          <table:table-cell table:number-columns-repeated="2"/>
          <table:table-cell office:value-type="string">
            <text:p>guns</text:p>
          </table:table-cell>
          <table:table-cell/>
          <table:table-cell table:formula="of:=[$guns.H6]" office:value-type="float" office:value="224">
            <text:p>224</text:p>
          </table:table-cell>
          <table:table-cell table:formula="of:=[$guns.J6]" office:value-type="float" office:value="43000000">
            <text:p>$4.3000E+07</text:p>
          </table:table-cell>
          <table:table-cell table:formula="of:=[$guns.L6]" office:value-type="float" office:value="18">
            <text:p>18.0000</text:p>
          </table:table-cell>
          <table:table-cell table:formula="of:=[$guns.I6]" office:value-type="float" office:value="44">
            <text:p>44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formula="of:=[$'I-O'.L35]" office:value-type="string" office:string-value="Emergency Low Berth">
            <text:p>Emergency Low Berth</text:p>
          </table:table-cell>
          <table:table-cell table:formula="of:=[$'I-O'.O35]" office:value-type="float" office:value="1">
            <text:p>1</text:p>
          </table:table-cell>
          <table:table-cell table:number-columns-repeated="2"/>
          <table:table-cell office:value-type="string">
            <text:p>stateroom (small craft)</text:p>
          </table:table-cell>
          <table:table-cell table:formula="of:=IF(AND([.E13]&lt;1;[.E10]&lt;100);[.E29];0)" office:value-type="float" office:value="0">
            <text:p>0</text:p>
          </table:table-cell>
          <table:table-cell table:formula="of:=[.I31]*2" office:value-type="float" office:value="0">
            <text:p>0</text:p>
          </table:table-cell>
          <table:table-cell table:formula="of:=[.I31]*100000" office:value-type="float" office:value="0">
            <text:p>$0.0000E+00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9">
          <table:table-cell table:number-columns-repeated="7"/>
          <table:table-cell office:value-type="string">
            <text:p>acceleration couch</text:p>
          </table:table-cell>
          <table:table-cell table:formula="of:=IF(AND([.E13]&lt;1;[.E10]&lt;100);MAX([.L9]+[.E17]+[.E21]+IF([.I18]=1;-2;0)-[.I31]*2-[.I17]*2;[.E30]);0)" office:value-type="float" office:value="0">
            <text:p>0</text:p>
          </table:table-cell>
          <table:table-cell table:formula="of:=[.I32]*0.5" office:value-type="float" office:value="0">
            <text:p>0</text:p>
          </table:table-cell>
          <table:table-cell table:formula="of:=[.I32]*25000" office:value-type="float" office:value="0">
            <text:p>$0.0000E+00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rop tank</text:p>
          </table:table-cell>
          <table:table-cell table:formula="of:=[.E18]" office:value-type="float" office:value="299.9">
            <text:p>299.9</text:p>
          </table:table-cell>
          <table:table-cell office:value-type="float" office:value="0">
            <text:p>0</text:p>
          </table:table-cell>
          <table:table-cell table:formula="of:=IF([.I33]&gt;0;10000+1000*[.I33];0)" office:value-type="float" office:value="309900">
            <text:p>$3.0990E+05</text:p>
          </table:table-cell>
          <table:table-cell table:number-columns-repeated="1013"/>
        </table:table-row>
        <table:table-row table:style-name="ro9">
          <table:table-cell table:number-columns-repeated="7"/>
          <table:table-cell table:style-name="ce4" office:value-type="string">
            <text:p>Carried Vehicles</text:p>
          </table:table-cell>
          <table:table-cell/>
          <table:table-cell table:formula="of:=[$'I-O'.O52]" office:value-type="float" office:value="0">
            <text:p>0</text:p>
          </table:table-cell>
          <table:table-cell office:value-type="float" office:value="0">
            <text:p>$0.0000E+00</text:p>
          </table:table-cell>
          <table:table-cell table:formula="of:=IF([$'I-O'.O51]&gt;3;[$'I-O'.O51]/3;0)"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7"/>
          <table:table-cell office:value-type="string">
            <text:p>Large craft</text:p>
          </table:table-cell>
          <table:table-cell/>
          <table:table-cell table:formula="of:=[$'I-O'.O60]*1.1" office:value-type="float" office:value="0">
            <text:p>0</text:p>
          </table:table-cell>
          <table:table-cell table:formula="of:=[.J35]*2000" office:value-type="float" office:value="0">
            <text:p>$0.0000E+00</text:p>
          </table:table-cell>
          <table:table-cell table:formula="of:=[$'I-O'.O59]+[$'I-O'.O58]"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7"/>
          <table:table-cell office:value-type="string">
            <text:p>Small Craft</text:p>
          </table:table-cell>
          <table:table-cell table:formula="of:=[$'I-O'.O56]" office:value-type="float" office:value="0">
            <text:p>0</text:p>
          </table:table-cell>
          <table:table-cell table:formula="of:=IF([.E10]&lt;=1000;[.I36];[.I36]*1.3)" office:value-type="float" office:value="0">
            <text:p>0</text:p>
          </table:table-cell>
          <table:table-cell table:formula="of:=[.J36]*2000" office:value-type="float" office:value="0">
            <text:p>$0.0000E+00</text:p>
          </table:table-cell>
          <table:table-cell table:formula="of:=[$'I-O'.O55]+[$'I-O'.O54]"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7"/>
          <table:table-cell office:value-type="string">
            <text:p>launch tube</text:p>
          </table:table-cell>
          <table:table-cell table:formula="of:=[$'I-O'.O62]" office:value-type="float" office:value="0">
            <text:p>0</text:p>
          </table:table-cell>
          <table:table-cell table:formula="of:=[.I37]*25" office:value-type="float" office:value="0">
            <text:p>0</text:p>
          </table:table-cell>
          <table:table-cell table:formula="of:=[.J37]*2000" office:value-type="float" office:value="0">
            <text:p>$0.0000E+00</text:p>
          </table:table-cell>
          <table:table-cell table:formula="of:=IF([.I37]&gt;0;10;0)"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7"/>
          <table:table-cell office:value-type="string">
            <text:p>Flight officer</text:p>
          </table:table-cell>
          <table:table-cell table:number-columns-repeated="3"/>
          <table:table-cell table:formula="of:=IF(AND(SUM([.L35:.L37])&gt;0;[.E10]&gt;=1000);1;0)" office:value-type="float" office:value="0">
            <text:p>0.0000</text:p>
          </table:table-cell>
          <table:table-cell table:number-columns-repeated="1012"/>
        </table:table-row>
        <table:table-row table:style-name="ro9">
          <table:table-cell table:number-columns-repeated="7"/>
          <table:table-cell office:value-type="string">
            <text:p>fuel scoops</text:p>
          </table:table-cell>
          <table:table-cell table:formula="of:=[$'I-O'.O18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I39]=1;1000*[.E10];0)" office:value-type="float" office:value="2999000">
            <text:p>$2.9990E+06</text:p>
          </table:table-cell>
          <table:table-cell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formula="of:=[$'I-O'.L19]" office:value-type="float" office:value="0">
            <text:p>0</text:p>
          </table:table-cell>
          <table:table-cell table:formula="of:=[$'I-O'.O19]" office:value-type="float" office:value="1">
            <text:p>1</text:p>
          </table:table-cell>
          <table:table-cell table:formula="of:=IF([.I40]=1;IF([.J16]/1000&lt;0.2;0.2;[.J16]/1000)*[.I40]*(18-[.E11])*5;&quot;&quot;)" office:value-type="float" office:value="9.702">
            <text:p>9.7</text:p>
          </table:table-cell>
          <table:table-cell table:formula="of:=IF([.I40]=1;IF([.J16]/1000&lt;0.2;0.2;[.J16]/1000)*[.I40]*(28-[.E11])*10000+IF([.E11]=15;20000;0);&quot;&quot;)" office:value-type="float" office:value="104084">
            <text:p>$1.0408E+05</text:p>
          </table:table-cell>
          <table:table-cell table:number-columns-repeated="1013"/>
        </table:table-row>
        <table:table-row table:style-name="ro1">
          <table:table-cell table:style-name="ce61" office:value-type="string" table:number-columns-spanned="2" table:number-rows-spanned="1">
            <text:p>Ship type;primary</text:p>
          </table:table-cell>
          <table:covered-table-cell table:style-name="ce62"/>
          <table:table-cell table:number-columns-repeated="2"/>
          <table:table-cell office:value-type="float" office:value="11">
            <text:p>11</text:p>
          </table:table-cell>
          <table:table-cell table:formula="of:=CHOOSE(IF([.E41]&lt;10;1;0)+IF([.E41]&gt;9;2;0)+IF([.E41]&gt;33;1;0);[.E41];CHOOSE([.E41]-9;&quot;A&quot;;&quot;B&quot;;&quot;C&quot;;&quot;D&quot;;&quot;E&quot;;&quot;F&quot;;&quot;G&quot;;&quot;H&quot;;&quot;I&quot;;&quot;K&quot;;&quot;L&quot;;&quot;M&quot;;&quot;N&quot;;&quot;P&quot;;&quot;Q&quot;;&quot;R&quot;;&quot;S&quot;;&quot;T&quot;;&quot;U&quot;;&quot;V&quot;;&quot;W&quot;;&quot;X&quot;;&quot;Y&quot;;&quot;Z&quot;);&quot;Z&quot;)" office:value-type="string" office:string-value="B">
            <text:p>B</text:p>
          </table:table-cell>
          <table:table-cell/>
          <table:table-cell table:formula="of:=[.D31]" office:value-type="string" office:string-value="Emergency Low Berth">
            <text:p>Emergency Low Berth</text:p>
          </table:table-cell>
          <table:table-cell table:formula="of:=[.E31]" office:value-type="float" office:value="1">
            <text:p>1</text:p>
          </table:table-cell>
          <table:table-cell table:formula="of:=[.I41]" office:value-type="float" office:value="1">
            <text:p>1</text:p>
          </table:table-cell>
          <table:table-cell table:formula="of:=[.J41]*100000" office:value-type="float" office:value="100000">
            <text:p>$1.0000E+05</text:p>
          </table:table-cell>
          <table:table-cell table:number-columns-repeated="1013"/>
        </table:table-row>
        <table:table-row table:style-name="ro1">
          <table:table-cell table:style-name="ce61" office:value-type="string" table:number-columns-spanned="2" table:number-rows-spanned="1">
            <text:p>Ship type;Qualifier</text:p>
          </table:table-cell>
          <table:covered-table-cell table:style-name="ce62"/>
          <table:table-cell table:number-columns-repeated="2"/>
          <table:table-cell office:value-type="float" office:value="33">
            <text:p>33</text:p>
          </table:table-cell>
          <table:table-cell table:formula="of:=CHOOSE(IF([.E42]&lt;10;1;0)+IF([.E42]&gt;9;2;0)+IF([.E42]&gt;33;1;0);[.E42];CHOOSE([.E42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string" office:string-value="Z">
            <text:p>Z</text:p>
          </table:table-cell>
          <table:table-cell/>
          <table:table-cell office:value-type="string">
            <text:p>bearing%</text:p>
          </table:table-cell>
          <table:table-cell table:style-name="ce66" table:formula="of:=(20-IF(CODE([.$F$44])&lt;86;IF(CODE([.$F$44])&gt;75;CODE([.$F$44])-75-IF(CODE([.$F$44])&gt;78;1;0);0);10))/20" office:value-type="percentage" office:value="1">
            <text:p>100.0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n code with drop</text:p>
          </table:table-cell>
          <table:table-cell table:number-columns-repeated="2"/>
          <table:table-cell table:formula="of:=IF([.E9]&lt;1000;TRUNC([.E9]/100);0)+IF(AND([.E9]&gt;=1000;[.E9]&lt;10000);TRUNC([.E9]/1000)+9;0)+IF(AND([.E9]&gt;=10000;[.E9]&lt;60000);TRUNC([.E9]/10000)+18;0)+IF(AND([.E9]&gt;=60000;[.E9]&lt;75000);23;0)+IF(AND([.E9]&gt;=75000;[.E9]&lt;100000);24;0)+IF(AND([.E9]&lt;500000;[.E9]&gt;=100000);TRUNC([.E9]/100000)+24)+IF(AND([.E9]&gt;=500000;[.E9]&lt;1000000);TRUNC(([.E9]-300000)/200000)+28;0)+IF([.E9]&gt;=1000000;32;0)" office:value-type="float" office:value="12">
            <text:p>12</text:p>
          </table:table-cell>
          <table:table-cell table:formula="of:=CHOOSE(IF([.E43]&lt;10;1;0)+IF([.E43]&gt;9;2;0)+IF([.E43]&gt;33;1;0);[.E43];CHOOSE([.E43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string" office:string-value="C">
            <text:p>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nnage Code</text:p>
          </table:table-cell>
          <table:table-cell table:number-columns-repeated="2"/>
          <table:table-cell table:formula="of:=IF([.E10]&lt;1000;TRUNC([.E10]/100);0)+IF(AND([.E10]&gt;=1000;[.E10]&lt;10000);TRUNC([.E10]/1000)+9;0)+IF(AND([.E10]&gt;=10000;[.E10]&lt;60000);TRUNC([.E10]/10000)+18;0)+IF(AND([.E10]&gt;=60000;[.E10]&lt;75000);23;0)+IF(AND([.E10]&gt;=75000;[.E10]&lt;100000);24;0)+IF(AND([.E10]&lt;500000;[.E10]&gt;=100000);TRUNC([.E10]/100000)+24)+IF(AND([.E10]&gt;=500000;[.E10]&lt;1000000);TRUNC(([.E10]-300000)/200000)+28;0)+IF([.E10]&gt;=1000000;32;0)" office:value-type="float" office:value="11">
            <text:p>11</text:p>
          </table:table-cell>
          <table:table-cell table:formula="of:=CHOOSE(IF([.E44]&lt;10;1;0)+IF([.E44]&gt;9;2;0)+IF([.E44]&gt;33;1;0);[.E44];CHOOSE([.E44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string" office:string-value="B">
            <text:p>B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figuration</text:p>
          </table:table-cell>
          <table:table-cell table:number-columns-repeated="2"/>
          <table:table-cell table:formula="of:=[$'I-O'.N9]" office:value-type="float" office:value="6">
            <text:p>6</text:p>
          </table:table-cell>
          <table:table-cell table:formula="of:=CHOOSE(IF([.E45]&lt;10;1;0)+IF([.E45]&gt;9;2;0)+IF([.E45]&gt;33;1;0);[.E45];CHOOSE([.E45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6">
            <text:p>6</text:p>
          </table:table-cell>
          <table:table-cell table:number-columns-repeated="2"/>
          <table:table-cell table:style-name="ce67" table:formula="of:=CONCATENATE([.F41];[.F42];&quot;-&quot;;[.F44];[.F45];[.F46];[.F47];[.F48];[.F49];&quot;-&quot;;[.F51];[.F52];[.F53];[.F54];[.F55];[.F56];[.F57];[.F58];[.F59];[.F60];[.F61];[.F62];[.F63];[.F64];&quot;   &quot;;[.F66];[.F67];&quot;   &quot;;[.F68];[.F69])" office:value-type="string" office:string-value="BZ-B61141-A30009-23303-0   MCr4179.671   2999 tons">
            <text:p>BZ-B61141-A30009-23303-0 <text:s text:c="2"/>MCr4179.671 <text:s text:c="2"/>2999 ton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Jump</text:p>
          </table:table-cell>
          <table:table-cell table:number-columns-repeated="2"/>
          <table:table-cell table:formula="of:=[.I19]" office:value-type="float" office:value="1">
            <text:p>1</text:p>
          </table:table-cell>
          <table:table-cell table:formula="of:=CHOOSE(IF([.E46]&lt;10;1;0)+IF([.E46]&gt;9;2;0)+IF([.E46]&gt;33;1;0);[.E46];CHOOSE([.E46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1">
            <text:p>1</text:p>
          </table:table-cell>
          <table:table-cell table:number-columns-repeated="2"/>
          <table:table-cell table:style-name="ce67" table:formula="of:=CONCATENATE(&quot;Bearing    &quot;;[.H52];&quot;   &quot;;[.H56];&quot; &quot;;[.H58];[.H59];[.H60];[.H61];[.H62];&quot;             &quot;;&quot;Crew=&quot;;[.L9]+[.E21])" office:value-type="string" office:string-value="Bearing    2   2 22202             Crew=40">
            <text:p>Bearing <text:s text:c="3"/>2 <text:s text:c="2"/>2 22202 <text:s text:c="12"/>Crew=4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ower Plant</text:p>
          </table:table-cell>
          <table:table-cell table:number-columns-repeated="2"/>
          <table:table-cell table:formula="of:=TRUNC([.I14])" office:value-type="float" office:value="1">
            <text:p>1</text:p>
          </table:table-cell>
          <table:table-cell table:formula="of:=CHOOSE(IF([.E47]&lt;10;1;0)+IF([.E47]&gt;9;2;0)+IF([.E47]&gt;33;1;0);[.E47];CHOOSE([.E47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1">
            <text:p>1</text:p>
          </table:table-cell>
          <table:table-cell table:number-columns-repeated="2"/>
          <table:table-cell table:style-name="ce67" table:formula="of:=CONCATENATE(&quot;Batteries  &quot;;[.G52];&quot;   &quot;;[.G56];&quot; &quot;;[.G58];[.G59];[.G60];[.G61];[.G62];&quot;               &quot;;&quot;TL=&quot;;[.E11])" office:value-type="string" office:string-value="Batteries  2   2 22202               TL=15">
            <text:p>Batteries <text:s/>2 <text:s text:c="2"/>2 22202 <text:s text:c="14"/>TL=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puter</text:p>
          </table:table-cell>
          <table:table-cell table:number-columns-repeated="3"/>
          <table:table-cell table:formula="of:=[.E23]" office:value-type="float" office:value="4">
            <text:p>4</text:p>
          </table:table-cell>
          <table:table-cell/>
          <table:table-cell table:formula="of:=LEN([.I48])" office:value-type="float" office:value="0">
            <text:p>0</text:p>
          </table:table-cell>
          <table:table-cell table:formula="of:=IF(OR([.C52]&gt;32;[.C56]&gt;32;[.C58]&gt;32;[.C59]&gt;32;[.C60]&gt;32;[.C61]&gt;32;[.C62]&gt;32);CONCATENATE(&quot;Note large bearing batteries: &quot;;[.I52];[.I56];[.I58];[.I59];[.I60];[.I61];[.I62];&quot;     &quot;);&quot;&quot;)"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ew</text:p>
          </table:table-cell>
          <table:table-cell table:number-columns-repeated="2"/>
          <table:table-cell table:formula="of:=TRUNC(LOG10([$'I-O'.I23]))" office:value-type="float" office:value="1">
            <text:p>1</text:p>
          </table:table-cell>
          <table:table-cell table:formula="of:=[.E49]" office:value-type="float" office:value="1">
            <text:p>1</text:p>
          </table:table-cell>
          <table:table-cell/>
          <table:table-cell table:formula="of:=LEN([.I49])" office:value-type="float" office:value="80">
            <text:p>80</text:p>
          </table:table-cell>
          <table:table-cell table:formula="of:=CONCATENATE(IF([.E17]&gt;0;CONCATENATE([.D17];&quot;=&quot;;[.E17];&quot; &quot;);&quot;&quot;);IF([.E22]&gt;0;CONCATENATE(&quot;Low&quot;;&quot;=&quot;;[.E22];IF([$'I-O'.I36]&gt;0;CONCATENATE(&quot;,Watch=&quot;;[$'I-O'.I36]);&quot;&quot;);&quot; &quot;);&quot;&quot;);&quot;Cargo=&quot;;ROUND([$'I-O'.I21];2);&quot; &quot;;&quot;Fuel=&quot;;ROUND([.I16];2);&quot; &quot;;&quot;EP=&quot;;ROUND([.M7];2);&quot; &quot;;&quot;Agility=&quot;;[.I12];&quot; &quot;;IF([$'I-O'.O29]&gt;0;CONCATENATE(&quot;Troops=&quot;;[$'I-O'.O29];&quot; &quot;);&quot;&quot;);IF([$'I-O'.O28]&gt;0;CONCATENATE([$'I-O'.L28];&quot;=&quot;;[$'I-O'.O28];&quot; &quot;);&quot;&quot;);IF([.F55]&gt;0;CONCATENATE([.H23];&quot;=&quot;;[.I23];&quot;  &quot;);&quot;    &quot;);IF([.I41]&gt;0;CONCATENATE(&quot;Emergency Low=&quot;;[.I41]*4;&quot; &quot;);&quot;&quot;))" office:value-type="string" office:string-value="Passengers=3 Low=5 Cargo=1457.14 Fuel=646.8 EP=46 Agility=0     Emergency Low=4 ">
            <text:p>Passengers=3 Low=5 Cargo=1457.14 Fuel=646.8 EP=46 Agility=0 <text:s text:c="4"/>Emergency Low=4 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p with drop</text:p>
          </table:table-cell>
          <table:table-cell table:number-columns-repeated="2"/>
          <table:table-cell table:formula="of:=TRUNC([.O14])" office:value-type="float" office:value="1">
            <text:p>1</text:p>
          </table:table-cell>
          <table:table-cell table:formula="of:=CHOOSE(IF([.E50]&lt;10;1;0)+IF([.E50]&gt;9;2;0)+IF([.E50]&gt;33;1;0);[.E50];CHOOSE([.E50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1">
            <text:p>1</text:p>
          </table:table-cell>
          <table:table-cell/>
          <table:table-cell table:formula="of:=LEN([.I50])" office:value-type="float" office:value="68">
            <text:p>68</text:p>
          </table:table-cell>
          <table:table-cell table:formula="of:=CONCATENATE(IF([.I33]&gt;0;CONCATENATE(&quot;Note L-Hyd Tank: &quot;;[.I33];&quot; tons &quot;;&quot;MCr&quot;;[.K33]/1000000;&quot; &quot;;CONCATENATE([.F41];[.F42];&quot;-&quot;;[.F43];[.F45];TRUNC([.O19]);TRUNC([.O15]);[.F50];[.F48];[.F49]);&quot; &quot;;&quot;Agility with tank=&quot;;TRUNC([.O12]));&quot;&quot;);IF([.I10]&lt;0;&quot;       Too Much Selected!!!&quot;;&quot;&quot;))" office:value-type="string" office:string-value="Note L-Hyd Tank: 299.9 tons MCr0.3099 BZ-C600141 Agility with tank=0">
            <text:p>Note L-Hyd Tank: 299.9 tons MCr0.3099 BZ-C600141 Agility with tank=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.I25]" office:value-type="float" office:value="10">
            <text:p>10</text:p>
          </table:table-cell>
          <table:table-cell table:formula="of:=CHOOSE(IF([.E51]&lt;10;1;0)+IF([.E51]&gt;9;2;0)+IF([.E51]&gt;33;1;0);[.E51];CHOOSE([.E51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string" office:string-value="A">
            <text:p>A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nd-casters</text:p>
          </table:table-cell>
          <table:table-cell table:formula="of:=[$'I-O'.H38]" office:value-type="float" office:value="2">
            <text:p>2</text:p>
          </table:table-cell>
          <table:table-cell table:formula="of:=ROUND([.C52]*[.I$42];0)" office:value-type="float" office:value="2">
            <text:p>2</text:p>
          </table:table-cell>
          <table:table-cell/>
          <table:table-cell table:formula="of:=[$'I-O'.I38]" office:value-type="float" office:value="3">
            <text:p>3</text:p>
          </table:table-cell>
          <table:table-cell table:formula="of:=CHOOSE(IF([.C52]&lt;10;1;0)+IF([.C52]&gt;9;2;0)+IF([.C52]&gt;33;1;0);[.C52];CHOOSE([.C52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52]&lt;10;1;0)+IF([.D52]&gt;9;2;0)+IF([.D52]&gt;33;1;0);[.D52];CHOOSE([.D52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52]&gt;32;CONCATENATE([.B52];&quot; &quot;;[.D52];&quot; of &quot;;[.C52]);&quot;&quot;)"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son Screen</text:p>
          </table:table-cell>
          <table:table-cell table:number-columns-repeated="3"/>
          <table:table-cell table:formula="of:=[$'I-O'.I39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uclear Dampers</text:p>
          </table:table-cell>
          <table:table-cell table:number-columns-repeated="3"/>
          <table:table-cell table:formula="of:=[$'I-O'.I40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rce Field</text:p>
          </table:table-cell>
          <table:table-cell table:number-columns-repeated="3"/>
          <table:table-cell table:formula="of:=[$'I-O'.I41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ulsions</text:p>
          </table:table-cell>
          <table:table-cell table:formula="of:=[$'I-O'.H42]" office:value-type="float" office:value="2">
            <text:p>2</text:p>
          </table:table-cell>
          <table:table-cell table:formula="of:=ROUND([.C56]*[.I$42];0)" office:value-type="float" office:value="2">
            <text:p>2</text:p>
          </table:table-cell>
          <table:table-cell/>
          <table:table-cell table:formula="of:=[$'I-O'.I42]" office:value-type="float" office:value="9">
            <text:p>9</text:p>
          </table:table-cell>
          <table:table-cell table:formula="of:=CHOOSE(IF([.C56]&lt;10;1;0)+IF([.C56]&gt;9;2;0)+IF([.C56]&gt;33;1;0);[.C56];CHOOSE([.C56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56]&lt;10;1;0)+IF([.D56]&gt;9;2;0)+IF([.D56]&gt;33;1;0);[.D56];CHOOSE([.D56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56]&gt;32;CONCATENATE(&quot; &quot;;[.B56];&quot; &quot;;[.D56];&quot; of &quot;;[.C56]);&quot;&quot;)">
            <text:p/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sers</text:p>
          </table:table-cell>
          <table:table-cell table:formula="of:=[$'I-O'.H43]" office:value-type="float" office:value="2">
            <text:p>2</text:p>
          </table:table-cell>
          <table:table-cell table:formula="of:=ROUND([.C58]*[.I$42];0)" office:value-type="float" office:value="2">
            <text:p>2</text:p>
          </table:table-cell>
          <table:table-cell/>
          <table:table-cell table:formula="of:=[$'I-O'.I43]" office:value-type="float" office:value="2">
            <text:p>2</text:p>
          </table:table-cell>
          <table:table-cell table:formula="of:=CHOOSE(IF([.C58]&lt;10;1;0)+IF([.C58]&gt;9;2;0)+IF([.C58]&gt;33;1;0);[.C58];CHOOSE([.C58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58]&lt;10;1;0)+IF([.D58]&gt;9;2;0)+IF([.D58]&gt;33;1;0);[.D58];CHOOSE([.D58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58]&gt;32;CONCATENATE(&quot; &quot;;[.B58];&quot; &quot;;[.D58];&quot; of &quot;;[.C58]);&quot;&quot;)"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nergy Weapons</text:p>
          </table:table-cell>
          <table:table-cell table:formula="of:=[$'I-O'.H44]" office:value-type="float" office:value="2">
            <text:p>2</text:p>
          </table:table-cell>
          <table:table-cell table:formula="of:=ROUND([.C59]*[.I$42];0)" office:value-type="float" office:value="2">
            <text:p>2</text:p>
          </table:table-cell>
          <table:table-cell/>
          <table:table-cell table:formula="of:=[$'I-O'.I44]" office:value-type="float" office:value="3">
            <text:p>3</text:p>
          </table:table-cell>
          <table:table-cell table:formula="of:=CHOOSE(IF([.C59]&lt;10;1;0)+IF([.C59]&gt;9;2;0)+IF([.C59]&gt;33;1;0);[.C59];CHOOSE([.C59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59]&lt;10;1;0)+IF([.D59]&gt;9;2;0)+IF([.D59]&gt;33;1;0);[.D59];CHOOSE([.D59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59]&gt;32;CONCATENATE(&quot; &quot;;[.B59];&quot; &quot;;[.D59];&quot; of &quot;;[.C59]);&quot;&quot;)">
            <text:p/>
          </table:table-cell>
          <table:table-cell table:number-columns-repeated="1015"/>
        </table:table-row>
        <table:table-row table:style-name="ro9">
          <table:table-cell/>
          <table:table-cell office:value-type="string">
            <text:p><text:span text:style-name="T1">Partial</text:span> Accelerator</text:p>
          </table:table-cell>
          <table:table-cell table:formula="of:=[$'I-O'.H45]" office:value-type="float" office:value="2">
            <text:p>2</text:p>
          </table:table-cell>
          <table:table-cell table:formula="of:=ROUND([.C60]*[.I$42];0)" office:value-type="float" office:value="2">
            <text:p>2</text:p>
          </table:table-cell>
          <table:table-cell/>
          <table:table-cell table:formula="of:=[$'I-O'.I45]" office:value-type="float" office:value="3">
            <text:p>3</text:p>
          </table:table-cell>
          <table:table-cell table:formula="of:=CHOOSE(IF([.C60]&lt;10;1;0)+IF([.C60]&gt;9;2;0)+IF([.C60]&gt;33;1;0);[.C60];CHOOSE([.C60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60]&lt;10;1;0)+IF([.D60]&gt;9;2;0)+IF([.D60]&gt;33;1;0);[.D60];CHOOSE([.D60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60]&gt;32;CONCATENATE(&quot; &quot;;[.B60];&quot; &quot;;[.D60];&quot; of &quot;;[.C60]);&quot;&quot;)"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son Gun</text:p>
          </table:table-cell>
          <table:table-cell table:formula="of:=[$'I-O'.H46]" office:value-type="float" office:value="0">
            <text:p>0</text:p>
          </table:table-cell>
          <table:table-cell table:formula="of:=ROUND([.C61]*[.I$42];0)" office:value-type="float" office:value="0">
            <text:p>0</text:p>
          </table:table-cell>
          <table:table-cell/>
          <table:table-cell table:formula="of:=[$'I-O'.I46]" office:value-type="float" office:value="0">
            <text:p>0</text:p>
          </table:table-cell>
          <table:table-cell table:formula="of:=CHOOSE(IF([.C61]&lt;10;1;0)+IF([.C61]&gt;9;2;0)+IF([.C61]&gt;33;1;0);[.C61];CHOOSE([.C61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0">
            <text:p>0</text:p>
          </table:table-cell>
          <table:table-cell table:formula="of:=CHOOSE(IF([.D61]&lt;10;1;0)+IF([.D61]&gt;9;2;0)+IF([.D61]&gt;33;1;0);[.D61];CHOOSE([.D61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0">
            <text:p>0</text:p>
          </table:table-cell>
          <table:table-cell table:formula="of:=IF([.C61]&gt;32;CONCATENATE(&quot; &quot;;[.B61];&quot; &quot;;[.D61];&quot; of &quot;;[.C61]);&quot;&quot;)">
            <text:p/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ssiles</text:p>
          </table:table-cell>
          <table:table-cell table:formula="of:=[$'I-O'.H47]" office:value-type="float" office:value="2">
            <text:p>2</text:p>
          </table:table-cell>
          <table:table-cell table:formula="of:=ROUND([.C62]*[.I$42];0)" office:value-type="float" office:value="2">
            <text:p>2</text:p>
          </table:table-cell>
          <table:table-cell/>
          <table:table-cell table:formula="of:=[$'I-O'.I47]" office:value-type="float" office:value="3">
            <text:p>3</text:p>
          </table:table-cell>
          <table:table-cell table:formula="of:=CHOOSE(IF([.C62]&lt;10;1;0)+IF([.C62]&gt;9;2;0)+IF([.C62]&gt;33;1;0);[.C62];CHOOSE([.C62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CHOOSE(IF([.D62]&lt;10;1;0)+IF([.D62]&gt;9;2;0)+IF([.D62]&gt;33;1;0);[.D62];CHOOSE([.D62]-9;&quot;A&quot;;&quot;B&quot;;&quot;C&quot;;&quot;D&quot;;&quot;E&quot;;&quot;F&quot;;&quot;G&quot;;&quot;H&quot;;&quot;J&quot;;&quot;K&quot;;&quot;L&quot;;&quot;M&quot;;&quot;N&quot;;&quot;P&quot;;&quot;Q&quot;;&quot;R&quot;;&quot;S&quot;;&quot;T&quot;;&quot;U&quot;;&quot;V&quot;;&quot;W&quot;;&quot;X&quot;;&quot;Y&quot;;&quot;Z&quot;);&quot;Z&quot;)" office:value-type="float" office:value="2">
            <text:p>2</text:p>
          </table:table-cell>
          <table:table-cell table:formula="of:=IF([.C62]&gt;32;CONCATENATE(&quot; &quot;;[.B62];&quot; &quot;;[.D62];&quot; of &quot;;[.C62]);&quot;&quot;)">
            <text:p/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ghter Squadrons</text:p>
          </table:table-cell>
          <table:table-cell table:number-columns-repeated="3"/>
          <table:table-cell table:formula="of:=TRUNC([$'I-O'.O54]/5+[$'I-O'.O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Cr</text:p>
          </table:table-cell>
          <table:table-cell table:number-columns-repeated="3"/>
          <table:table-cell office:value-type="string">
            <text:p>MC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3" table:formula="of:=ROUND([.K9]/1000000;3)" office:value-type="float" office:value="4179.671">
            <text:p>4,179.6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ns</text:p>
          </table:table-cell>
          <table:table-cell table:number-columns-repeated="3"/>
          <table:table-cell table:formula="of:=TRUNC([.E10])" office:value-type="float" office:value="2999">
            <text:p>299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/>tons</text:p>
          </table:table-cell>
          <table:table-cell table:number-columns-repeated="1018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value-range form:name="Scroll Bar 14" form:control-implementation="ooo:com.sun.star.form.component.ScrollBar" form:id="control30" form:value="15" form:linked-cell="'I-O'.N8" form:page-step-size="1" form:delay-for-repeat="PT0.50S" form:min-value="7" form:max-value="15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68"/>
        <table:table-column table:style-name="co35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4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7" office:value-type="float" office:value="1000000">
            <text:p>$1,000,000.00</text:p>
          </table:table-cell>
          <table:table-cell table:number-columns-repeated="2"/>
          <table:table-cell table:formula="of:=[.G3]" office:value-type="float" office:value="15">
            <text:p>15</text:p>
          </table:table-cell>
          <table:table-cell>
            <draw:control table:end-cell-address="guns.J3" table:end-x="0.9862in" table:end-y="0.1496in" draw:z-index="0" draw:name="Scroll Bar 14" draw:style-name="gr5" draw:text-style-name="P3" svg:width="2.2035in" svg:height="0.1638in" svg:x="0.1539in" svg:y="0.1496in" draw:control="control30"/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TL</text:p>
          </table:table-cell>
          <table:table-cell table:number-columns-repeated="2"/>
          <table:table-cell table:formula="of:=[$ship.E11]" office:value-type="float" office:value="15">
            <text:p>15</text:p>
          </table:table-cell>
          <table:table-cell table:number-columns-repeated="3"/>
          <table:table-cell table:formula="of:=[.K4]*6" office:value-type="float" office:value="174">
            <text:p>1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left</text:p>
          </table:table-cell>
          <table:table-cell table:number-columns-repeated="2"/>
          <table:table-cell table:formula="of:=[$ship.I10]" office:value-type="float" office:value="1457.14022222222">
            <text:p>1457.14</text:p>
          </table:table-cell>
          <table:table-cell table:number-columns-repeated="3"/>
          <table:table-cell table:formula="of:=MAX(TRUNC([.G5]/100);1)" office:value-type="float" office:value="29">
            <text:p>29</text:p>
          </table:table-cell>
          <table:table-cell table:number-columns-repeated="1013"/>
        </table:table-row>
        <table:table-row table:style-name="ro9">
          <table:table-cell table:number-columns-repeated="3"/>
          <table:table-cell office:value-type="string">
            <text:p>size</text:p>
          </table:table-cell>
          <table:table-cell table:number-columns-repeated="2"/>
          <table:table-cell table:formula="of:=[$ship.E10]" office:value-type="float" office:value="2999">
            <text:p>2999</text:p>
          </table:table-cell>
          <table:table-cell office:value-type="string">
            <text:p>mass</text:p>
          </table:table-cell>
          <table:table-cell office:value-type="string">
            <text:p>energy</text:p>
          </table:table-cell>
          <table:table-cell office:value-type="string">
            <text:p>cost</text:p>
          </table:table-cell>
          <table:table-cell office:value-type="string">
            <text:p><text:span text:style-name="T1">hard-points</text:span> left</text:p>
          </table:table-cell>
          <table:table-cell office:value-type="string">
            <text:p>crew</text:p>
          </table:table-cell>
          <table:table-cell office:value-type="string">
            <text:p>Factor</text:p>
          </table:table-cell>
          <table:table-cell table:style-name="ce62" office:value-type="string">
            <text:p># of batteries</text:p>
          </table:table-cell>
          <table:table-cell office:value-type="string">
            <text:p>description</text:p>
          </table:table-cell>
          <table:table-cell table:number-columns-repeated="1009"/>
        </table:table-row>
        <table:table-row table:style-name="ro15">
          <table:table-cell table:style-name="ce73" office:value-type="string">
            <text:p>Number of batteries</text:p>
          </table:table-cell>
          <table:table-cell table:number-columns-repeated="5"/>
          <table:table-cell office:value-type="string">
            <text:p>total</text:p>
          </table:table-cell>
          <table:table-cell table:formula="of:=SUM([.H8:.H102])" office:value-type="float" office:value="224">
            <text:p>224</text:p>
          </table:table-cell>
          <table:table-cell table:formula="of:=SUM([.I8:.I102])" office:value-type="float" office:value="44">
            <text:p>44</text:p>
          </table:table-cell>
          <table:table-cell table:formula="of:=SUM([.J7:.J102])" office:value-type="float" office:value="43000000">
            <text:p>$4.3000E+07</text:p>
          </table:table-cell>
          <table:table-cell table:formula="of:=[.K3]-SUM([.K7:.K102])" office:value-type="float" office:value="4">
            <text:p>4</text:p>
          </table:table-cell>
          <table:table-cell table:formula="of:=SUM([.L7:.L102])" office:value-type="float" office:value="18">
            <text:p>1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san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HOOSE([.D7]+1;&quot;&quot;;1*[.N7];3*[.N7];6*[.N7];8*[.N7];10*[.N7];20*[.N7];30*[.N7])" office:value-type="float" office:value="2">
            <text:p>2</text:p>
          </table:table-cell>
          <table:table-cell/>
          <table:table-cell table:formula="of:=IF([.D7]&gt;0;[.H7]*250000;&quot;&quot;)" office:value-type="float" office:value="500000">
            <text:p>$5.0000E+05</text:p>
          </table:table-cell>
          <table:table-cell table:formula="of:=IF([.D7]&gt;0;[.H7]*2;&quot;&quot;)" office:value-type="float" office:value="4">
            <text:p>4</text:p>
          </table:table-cell>
          <table:table-cell table:formula="of:=IF([.G5]&lt;1000;ROUNDUP(SUM([.K7:.K16])/6;0);[.N7])" office:value-type="float" office:value="2">
            <text:p>2</text:p>
          </table:table-cell>
          <table:table-cell table:formula="of:=IF([.N7]&gt;0;[.D7]+IF(AND([.D7]&gt;0;[.G3]&gt;=8);1;0)+IF(AND([.D7]&gt;0;[.G3]&gt;=10);1;0);0)" office:value-type="float" office:value="3">
            <text:p>3</text:p>
          </table:table-cell>
          <table:table-cell table:formula="of:=IF(OR([.D7]=0;[$'I-O'.K38]&lt;=0);0;ROUNDUP([$'I-O'.K38];0))" office:value-type="float" office:value="2">
            <text:p>2</text:p>
          </table:table-cell>
          <table:table-cell table:formula="of:=IF([.D7]&gt;0;&quot;Sandcaster Turret&quot;;&quot;&quot;)" office:value-type="string" office:string-value="Sandcaster Turret">
            <text:p>Sandcaster Turre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CHOOSE([.D8]+1;&quot;&quot;;IF([.G3]&gt;=12;90;&quot;&quot;);IF([.G3]&gt;=13;30;&quot;&quot;);IF([.G3]&gt;=13;45;&quot;&quot;);IF([.G3]&gt;=14;16;&quot;&quot;);IF([.G3]&gt;=14;20;&quot;&quot;);IF([.G3]&gt;=14;24;&quot;&quot;);IF([.G3]&gt;=15;20;&quot;&quot;);IF([.G3]&gt;=15;30;&quot;&quot;);IF([.G3]&gt;=15;40;&quot;&quot;))">
            <text:p/>
          </table:table-cell>
          <table:table-cell table:formula="of:=CHOOSE([.D8]+1;&quot;&quot;;IF([.G3]&gt;=12;0.2*0.01*[.G5];&quot;&quot;);IF([.G3]&gt;=13;0.4*0.01*[.G5];&quot;&quot;);IF([.G3]&gt;=13;0.6*0.01*[.G5];&quot;&quot;);IF([.G3]&gt;=14;0.8*0.01*[.G5];&quot;&quot;);IF([.G3]&gt;=14;1*0.01*[.G5];&quot;&quot;);IF([.G3]&gt;=14;1.2*0.01*[.G5];&quot;&quot;);IF([.G3]&gt;=15;1.4*0.01*[.G5];&quot;&quot;);IF([.G3]&gt;=15;1.6*0.01*[.G5];&quot;&quot;);IF([.G3]&gt;=15;1.8*0.01*[.G5];&quot;&quot;))">
            <text:p/>
          </table:table-cell>
          <table:table-cell table:formula="of:=CHOOSE([.D8]+1;&quot;&quot;;IF([.G3]&gt;=12;80000000;&quot;&quot;);IF([.G3]&gt;=13;50000000;&quot;&quot;);IF([.G3]&gt;=13;55000000;&quot;&quot;);IF([.G3]&gt;=14;40000000;&quot;&quot;);IF([.G3]&gt;=14;45000000;&quot;&quot;);IF([.G3]&gt;=14;50000000;&quot;&quot;);IF([.G3]&gt;=15;40000000;&quot;&quot;);IF([.G3]&gt;=15;50000000;&quot;&quot;);IF([.G3]&gt;=15;60000000;&quot;&quot;))">
            <text:p/>
          </table:table-cell>
          <table:table-cell/>
          <table:table-cell table:formula="of:=IF([.D8]&gt;0;4;&quot;&quot;)">
            <text:p/>
          </table:table-cell>
          <table:table-cell table:formula="of:=CHOOSE([.D8]+1;0;IF([.G3]&gt;=12;1;&quot;Tech too Low&quot;);IF([.G3]&gt;=13;2;&quot;Tech too Low&quot;);IF([.G3]&gt;=13;3;&quot;Tech too Low&quot;);IF([.G3]&gt;=14;4;&quot;Tech too Low&quot;);IF([.G3]&gt;=14;5;&quot;Tech too Low&quot;);IF([.G3]&gt;=14;6;&quot;Tech too Low&quot;);IF([.G3]&gt;=15;7;&quot;Tech too Low&quot;);IF([.G3]&gt;=15;8;&quot;Tech too Low&quot;);IF([.G3]&gt;=15;9;&quot;Tech too Low&quot;))" office:value-type="float" office:value="0">
            <text:p>0</text:p>
          </table:table-cell>
          <table:table-cell office:value-type="string">
            <text:p>-</text:p>
          </table:table-cell>
          <table:table-cell table:formula="of:=IF([.M8]&gt;0;&quot;Meson Screen&quot;;&quot;&quot;)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CHOOSE([.D9]+1;&quot;&quot;;IF([.G3]&gt;=12;50;&quot;&quot;);IF([.G3]&gt;=13;15;&quot;&quot;);IF([.G3]&gt;=13;20;&quot;&quot;);IF([.G3]&gt;=14;8;&quot;&quot;);IF([.G3]&gt;=14;10;&quot;&quot;);IF([.G3]&gt;=14;12;&quot;&quot;);IF([.G3]&gt;=15;10;&quot;&quot;);IF([.G3]&gt;=15;15;&quot;&quot;);IF([.G3]&gt;=15;20;&quot;&quot;))">
            <text:p/>
          </table:table-cell>
          <table:table-cell table:formula="of:=CHOOSE([.D9]+1;&quot;&quot;;IF([.G3]&gt;=12;10;&quot;&quot;);IF([.G3]&gt;=13;20;&quot;&quot;);IF([.G3]&gt;=13;30;&quot;&quot;);IF([.G3]&gt;=14;40;&quot;&quot;);IF([.G3]&gt;=14;50;&quot;&quot;);IF([.G3]&gt;=14;60;&quot;&quot;);IF([.G3]&gt;=15;70;&quot;&quot;);IF([.G3]&gt;=15;80;&quot;&quot;);IF([.G3]&gt;=15;90;&quot;&quot;))">
            <text:p/>
          </table:table-cell>
          <table:table-cell table:formula="of:=CHOOSE([.D9]+1;&quot;&quot;;IF([.G3]&gt;=12;50000000;&quot;&quot;);IF([.G3]&gt;=13;40000000;&quot;&quot;);IF([.G3]&gt;=13;45000000;&quot;&quot;);IF([.G3]&gt;=14;30000000;&quot;&quot;);IF([.G3]&gt;=14;35000000;&quot;&quot;);IF([.G3]&gt;=14;38000000;&quot;&quot;);IF([.G3]&gt;=15;30000000;&quot;&quot;);IF([.G3]&gt;=15;40000000;&quot;&quot;);IF([.G3]&gt;=15;50000000;&quot;&quot;))">
            <text:p/>
          </table:table-cell>
          <table:table-cell table:style-name="ce68"/>
          <table:table-cell table:formula="of:=IF([.D9]&gt;0;4;&quot;&quot;)">
            <text:p/>
          </table:table-cell>
          <table:table-cell table:formula="of:=CHOOSE([.D9]+1;0;IF([.G3]&gt;=12;1;&quot;Tech too Low&quot;);IF([.G3]&gt;=13;2;&quot;Tech too Low&quot;);IF([.G3]&gt;=13;3;&quot;Tech too Low&quot;);IF([.G3]&gt;=14;4;&quot;Tech too Low&quot;);IF([.G3]&gt;=14;5;&quot;Tech too Low&quot;);IF([.G3]&gt;=14;6;&quot;Tech too Low&quot;);IF([.G3]&gt;=15;7;&quot;Tech too Low&quot;);IF([.G3]&gt;=15;8;&quot;Tech too Low&quot;);IF([.G3]&gt;=15;9;&quot;Tech too Low&quot;))" office:value-type="float" office:value="0">
            <text:p>0</text:p>
          </table:table-cell>
          <table:table-cell office:value-type="string">
            <text:p>-</text:p>
          </table:table-cell>
          <table:table-cell table:formula="of:=IF([.M9]&gt;0;&quot;Nuclear Damper&quot;;&quot;&quot;)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CHOOSE([.D10]+1;&quot;&quot;;10;15;20;25;20;30;35;20;20)">
            <text:p/>
          </table:table-cell>
          <table:table-cell/>
          <table:table-cell table:formula="of:=CHOOSE([.D10]+1;&quot;&quot;;400000000;600000000;800000000;1000000000;0;0;0;0;0)">
            <text:p/>
          </table:table-cell>
          <table:table-cell/>
          <table:table-cell table:formula="of:=IF([.D10]&gt;0;4;&quot;&quot;)">
            <text:p/>
          </table:table-cell>
          <table:table-cell table:formula="of:=[.D10]" office:value-type="float" office:value="0">
            <text:p>0</text:p>
          </table:table-cell>
          <table:table-cell office:value-type="string">
            <text:p>-</text:p>
          </table:table-cell>
          <table:table-cell table:formula="of:=IF([.M10]&gt;0;&quot;Force Fields&quot;;&quot;&quot;)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epulsion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CHOOSE([.D11]+1;&quot;&quot;;[.N11]*10;[.N11]*5)" office:value-type="float" office:value="20">
            <text:p>20</text:p>
          </table:table-cell>
          <table:table-cell table:formula="of:=CHOOSE([.D11]+1;&quot;&quot;;[.N11]*10000000;[.N11]*6000000)" office:value-type="float" office:value="20000000">
            <text:p>$2.0000E+07</text:p>
          </table:table-cell>
          <table:table-cell/>
          <table:table-cell table:formula="of:=[.N11]*2" office:value-type="float" office:value="4">
            <text:p>4</text:p>
          </table:table-cell>
          <table:table-cell table:formula="of:=IF(OR([.N11]&lt;1;[.D11]&lt;1);0;IF([.D11]=2;CHOOSE(MAX(1;[.G3]-12);&quot;tech too low&quot;;3;5);CHOOSE(MAX(1;[.G3]-8);&quot;tech too low&quot;;2;4;6;7;8;9)))" office:value-type="float" office:value="9">
            <text:p>9</text:p>
          </table:table-cell>
          <table:table-cell table:formula="of:=IF(OR([.D11]=0;[$'I-O'.K42]&lt;=0);0;ROUNDUP([$'I-O'.K42];0))" office:value-type="float" office:value="2">
            <text:p>2</text:p>
          </table:table-cell>
          <table:table-cell table:formula="of:=CHOOSE([.D11]+1;&quot;&quot;;&quot;100T Repulsor bay&quot;;&quot;50T Repulsor bay&quot;)" office:value-type="string" office:string-value="100T Repulsor bay">
            <text:p>100T Repulsor ba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ase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HOOSE([.D12]+1;&quot;&quot;;1*[.N12];3*[.N12];6*[.N12];10*[.N12];21*[.N12];30*[.N12];1*[.N12];2*[.N12];3*[.N12];6*[.N12];10*[.N12];15*[.N12];21*[.N12];30*[.N12])" office:value-type="float" office:value="2">
            <text:p>2</text:p>
          </table:table-cell>
          <table:table-cell table:formula="of:=[.H12]" office:value-type="float" office:value="2">
            <text:p>2</text:p>
          </table:table-cell>
          <table:table-cell table:formula="of:=CHOOSE(1+IF([.D12]&gt;0;1;0)+IF([.D12]&gt;6;1;0);&quot;&quot;;[.H12]*500000;[.H12]*1000000)" office:value-type="float" office:value="1000000">
            <text:p>$1.0000E+06</text:p>
          </table:table-cell>
          <table:table-cell table:formula="of:=IF([.D12]&gt;0;[.H12]*2;&quot;&quot;)" office:value-type="float" office:value="4">
            <text:p>4</text:p>
          </table:table-cell>
          <table:table-cell table:formula="of:=IF([.G5]&lt;1000;0;[.N12])" office:value-type="float" office:value="2">
            <text:p>2</text:p>
          </table:table-cell>
          <table:table-cell table:formula="of:=IF([.N12]&gt;0;CHOOSE(1+IF([.D12]&gt;0;1;0)+IF([.D12]&gt;6;1;0);&quot;&quot;;CHOOSE(1+[.D12];&quot;&quot;;1;2;3;4;5;6)+IF([.G3]&gt;=13;1;0);CHOOSE([.D12]-6;1;2;3;4;5;6;7;8)+IF([.G3]&gt;=13;1;0));0)" office:value-type="float" office:value="2">
            <text:p>2</text:p>
          </table:table-cell>
          <table:table-cell table:formula="of:=IF(OR([.D12]=0;[$'I-O'.K43]&lt;=0);0;ROUNDUP([$'I-O'.K43];0))" office:value-type="float" office:value="2">
            <text:p>2</text:p>
          </table:table-cell>
          <table:table-cell table:formula="of:=CHOOSE(1+IF([.D12]&gt;0;1;0)+IF([.D12]&gt;6;1;0);&quot;&quot;;&quot;Pulse Laser Turret&quot;;&quot;Beam Laser Turret&quot;)" office:value-type="string" office:string-value="Pulse Laser Turret">
            <text:p>Pulse Laser Turre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nerg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CHOOSE(1+IF([.D13]&gt;0;1;0)+IF([.D13]&gt;5;1;0)+IF([.D13]&gt;6;1;0)+IF([.D13]&gt;11;1;0);&quot;&quot;;[.N13]*CHOOSE([.D13];1;4;10;16;20)*2;&quot;&quot;;[.N13]*CHOOSE([.D13]-6;1;4;10;16;20)*2;&quot;&quot;)" office:value-type="float" office:value="4">
            <text:p>4</text:p>
          </table:table-cell>
          <table:table-cell table:formula="of:=CHOOSE(1+IF([.D13]&gt;0;1;0)+IF([.D13]&gt;5;1;0)+IF([.D13]&gt;6;1;0)+IF([.D13]&gt;11;1;0);&quot;&quot;;[.N13]*CHOOSE([.D13];1;4;10;16;20);10*[.N13];[.N13]*CHOOSE([.D13]-6;1;4;10;16;20)*2;20*[.N13])" office:value-type="float" office:value="2">
            <text:p>2</text:p>
          </table:table-cell>
          <table:table-cell table:formula="of:=CHOOSE(1+IF([.D13]&gt;0;1;0)+IF([.D13]&gt;5;1;0)+IF([.D13]&gt;6;1;0)+IF([.D13]&gt;11;1;0);&quot;&quot;;[.N13]*CHOOSE([.D13];1;4;10;16;20)*1500000;5000000*[.N13];[.N13]*CHOOSE([.D13]-6;1;4;10;16;20)*2000000;[.N13]*8000000)" office:value-type="float" office:value="3000000">
            <text:p>$3.0000E+06</text:p>
          </table:table-cell>
          <table:table-cell table:formula="of:=CHOOSE(1+IF([.D13]&gt;0;1;0)+IF([.D13]&gt;5;1;0)+IF([.D13]&gt;6;1;0)+IF([.D13]&gt;11;1;0);&quot;&quot;;[.N13]*CHOOSE([.D13];1;4;10;16;20)*3;&quot;&quot;;[.N13]*CHOOSE([.D13]-6;1;4;10;16;20)*3;&quot;&quot;)" office:value-type="float" office:value="6">
            <text:p>6</text:p>
          </table:table-cell>
          <table:table-cell table:formula="of:=CHOOSE(1+IF([.D13]&gt;0;1;0)+IF([.D13]&gt;5;1;0)+IF([.D13]&gt;6;1;0)+IF([.D13]&gt;11;1;0);&quot;&quot;;IF([.G5]&lt;1000;0;[.N13]);&quot;&quot;;IF([.G5]&lt;1000;0;[.N13]);&quot;&quot;)" office:value-type="float" office:value="2">
            <text:p>2</text:p>
          </table:table-cell>
          <table:table-cell table:formula="of:=IF([.N13]&gt;0;CHOOSE(1+IF([.D13]&gt;0;1;0)+IF([.D13]&gt;5;1;0)+IF([.D13]&gt;6;1;0)+IF([.D13]&gt;11;1;0);&quot;&quot;;IF([.G3]&lt;10;&quot;Tech too Low&quot;;[.D13]+IF([.G3]&gt;10;1;0)+IF([.G3]&gt;11;1;0));IF([.G3]&gt;9;4+IF([.G3]=11;1;0)+IF([.G3]&gt;11;2;0);&quot;Tech too Low&quot;);IF([.G3]&lt;12;&quot;Tech too Low&quot;;[.D13]-3+IF([.G3]&gt;13;1;0));IF([.G3]&gt;11;7+IF([.G3]=13;1;0)+IF([.G3]&gt;13;2;0);&quot;Tech too Low&quot;));0)" office:value-type="float" office:value="3">
            <text:p>3</text:p>
          </table:table-cell>
          <table:table-cell table:formula="of:=IF(OR([.D13]=0;[$'I-O'.K44]&lt;=0);0;ROUNDUP([$'I-O'.K44];0))" office:value-type="float" office:value="2">
            <text:p>2</text:p>
          </table:table-cell>
          <table:table-cell table:formula="of:=CHOOSE(1+IF([.D13]&gt;0;1;0)+IF([.D13]&gt;5;1;0)+IF([.D13]&gt;6;1;0)+IF([.D13]&gt;11;1;0);&quot;&quot;;&quot;Plasma Gun Turret&quot;;&quot;50T Plasma Gun Bay&quot;;&quot;Fusion Gun Turret&quot;;&quot;50T Fusion Gun Bay&quot;)" office:value-type="string" office:string-value="Plasma Gun Turret">
            <text:p>Plasma Gun Turret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<text:span text:style-name="T1">partial</text:span> accelerator</text:p>
          </table:table-cell>
          <table:table-cell/>
          <table:table-cell office:value-type="float" office:value="2">
            <text:p>2</text:p>
          </table:table-cell>
          <table:table-cell table:formula="of:=CHOOSE(IF([.D14]=0;1;0)+IF(AND([.D14]&gt;0;[.D14]&lt;7);2;0)+IF([.D14]=7;3;0)+IF([.D14]=8;4;0)+IF([.D14]&gt;8;5;0);0;IF([.G3]&gt;13;[.D14];0);IF([.G3]&gt;7;[.D14];0);IF([.G3]&gt;9;[.D14];0);CHOOSE([.D14]-8;IF([.G3]&gt;7;[.D14];0);IF([.G3]&gt;10;[.D14];0);IF([.G3]&gt;13;[.D14];0);IF([.G3]&gt;9;[.D14];0);IF([.G3]&gt;12;[.D14];0);IF([.G3]&gt;11;[.D14];0)))" office:value-type="float" office:value="2">
            <text:p>2</text:p>
          </table:table-cell>
          <table:table-cell table:number-columns-repeated="2"/>
          <table:table-cell table:formula="of:=CHOOSE(IF([.E14]=0;1;0)+IF(AND([.E14]&gt;0;[.E14]&lt;7);2;0)+IF([.E14]=7;3;0)+IF([.E14]=8;4;0)+IF([.E14]&gt;8;5;0);&quot;&quot;;[.N14]*CHOOSE([.E14];1;2;4;6;8;10)*(5-IF([.G3]=15;2;0));&quot;&quot;;&quot;&quot;;CHOOSE([.E14]-8;IF([.G2]&gt;9;4500;IF([.G2]=9;5000;5500));IF([.G2]&gt;12;3000;IF([.G2]=12;3500;4000));2500;IF([.G2]&gt;11;4000;IF([.G2]=11;4500;5000));IF([.G2]&gt;14;2500;IF([.G2]=14;3000;3500));IF([.G2]&gt;11;5000-(([.G2]-11)*500);0))*[.N14])" office:value-type="float" office:value="12">
            <text:p>12</text:p>
          </table:table-cell>
          <table:table-cell table:formula="of:=CHOOSE(IF([.E14]=0;1;0)+IF(AND([.E14]&gt;0;[.E14]&lt;7);2;0)+IF([.E14]=7;3;0)+IF([.E14]=8;4;0)+IF([.E14]&gt;8;5;0);&quot;&quot;;[.N14]*CHOOSE([.E14];1;2;4;6;8;10)*(5);60*[.N14];30*[.N14];([.E14]-4)*100*[.N14])" office:value-type="float" office:value="20">
            <text:p>20</text:p>
          </table:table-cell>
          <table:table-cell table:formula="of:=CHOOSE(IF([.E14]=0;1;0)+IF(AND([.E14]&gt;0;[.E14]&lt;7);2;0)+IF([.E14]=7;3;0)+IF([.E14]=8;4;0)+IF([.E14]&gt;8;5;0);&quot;&quot;;[.N14]*CHOOSE([.E14];1;2;4;6;8;10)*IF([.G3]=15;3;5)*[.D2];35*[.N14]*[.D2];20*[.N14]*[.D2];CHOOSE([.E14]-8;IF([.G2]&gt;9;2400*[.D2];IF([.G2]=9;3000*[.D2];3500*[.D2]));IF([.G2]&gt;12;1200;IF([.G2]=12;1200;1500))*[.D2];IF([.G2]=15;500;800)*[.D2];IF([.G2]&gt;11;1600;IF([.G2]=11;2000;2500))*[.D2];IF([.G2]&gt;14;800;IF([.G2]=14;1000;1200))*[.D2];(CHOOSE([.G2]-11;2000;1500;1200;1000)*[.N14]*[.D2])))" office:value-type="float" office:value="12000000">
            <text:p>$1.2000E+07</text:p>
          </table:table-cell>
          <table:table-cell table:formula="of:=CHOOSE(IF([.E14]=0;1;0)+IF(AND([.E14]&gt;0;[.E14]&lt;7);2;0)+IF([.E14]=7;3;0)+IF([.E14]=8;4;0)+IF([.E14]&gt;8;5;0);&quot;&quot;;[.N14]*CHOOSE([.E14];1;2;4;6;8;10)*6;&quot;&quot;;&quot;&quot;;[.H14]/100*6)" office:value-type="float" office:value="24">
            <text:p>24</text:p>
          </table:table-cell>
          <table:table-cell table:formula="of:=CHOOSE(IF([.E14]=0;1;0)+IF(AND([.E14]&gt;0;[.E14]&lt;7);2;0)+IF([.E14]=7;3;0)+IF([.E14]=8;4;0)+IF([.E14]&gt;8;5;0);&quot;&quot;;IF([.G5]&lt;1000;0;[.N14]);&quot;&quot;;&quot;&quot;;[.H14]/100)" office:value-type="float" office:value="2">
            <text:p>2</text:p>
          </table:table-cell>
          <table:table-cell table:formula="of:=IF([.D14]=[.E14];IF([.N14]&gt;0;CHOOSE(IF([.E14]=0;1;0)+IF(AND([.E14]&gt;0;[.E14]&lt;7);2;0)+IF([.E14]=7;3;0)+IF([.E14]=8;4;0)+IF([.E14]&gt;8;5;0);&quot;&quot;;[.E14]+IF([.G3]=15;1;0);6+IF([.G3]&gt;9;1;0)+IF([.G3]&gt;11;1;0)+IF([.G3]&gt;13;1;0);3+IF([.G3]&gt;11;1;0)+IF([.G3]&gt;13;1;0);CHOOSE([.E14]-8;IF([.G2]&gt;9;&quot;C&quot;;IF([.G2]=9;&quot;B&quot;;&quot;A&quot;));IF([.G2]&gt;12;&quot;F&quot;;IF([.G2]=12;&quot;E&quot;;&quot;D&quot;));IF([.G2]=15;&quot;H&quot;;&quot;G&quot;);IF([.G2]&gt;11;&quot;L&quot;;IF([.G2]=11;&quot;K&quot;;&quot;J&quot;));IF([.G2]&gt;14;&quot;P&quot;;IF([.G2]=14;&quot;N&quot;;&quot;M&quot;));(CHOOSE([.G2]-11;&quot;Q&quot;;&quot;R&quot;;&quot;S&quot;;&quot;T&quot;))));0);&quot;Tech too Low&quot;)" office:value-type="float" office:value="3">
            <text:p>3</text:p>
          </table:table-cell>
          <table:table-cell table:formula="of:=IF([$'I-O'.K45]&gt;0;CHOOSE(IF([.E14]=0;1;0)+IF(AND([.E14]&gt;0;[.E14]&lt;7);2;0)+IF([.E14]=7;3;0)+IF([.E14]=8;4;0)+IF([.E14]&gt;8;5;0);0;IF([.G3]&lt;14;0;ROUNDUP([$'I-O'.K45];0));IF([.G3]&lt;8;0;ROUNDUP([$'I-O'.K45];0));IF([.G3]&lt;10;0;ROUNDUP([$'I-O'.K45];0));IF(AND([.D14]&gt;8;[.D15]&gt;2;[.N15]=1);&quot;Choose only one Spinal Mount&quot;;IF([.G3]&lt;8;0;1)));0)" office:value-type="float" office:value="2">
            <text:p>2</text:p>
          </table:table-cell>
          <table:table-cell table:formula="of:=CHOOSE(IF([.D14]=0;1;0)+IF(AND([.D14]&gt;0;[.D14]&lt;7);2;0)+IF([.D14]=7;3;0)+IF([.D14]=8;4;0)+IF([.D14]&gt;8;5;0);&quot;&quot;;IF([.G3]=15;&quot;Particle Accelerator Turret&quot;;&quot;Particle Accelerator Barbette&quot;);&quot;100T Particle Accelerator Bay&quot;;&quot;50T Particle Accelerator Bay&quot;;&quot;Particle Accelerator Spinal Mount&quot;)" office:value-type="string" office:string-value="Particle Accelerator Turret">
            <text:p>Particle Accelerator Turre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eson gun</text:p>
          </table:table-cell>
          <table:table-cell/>
          <table:table-cell office:value-type="float" office:value="0">
            <text:p>0</text:p>
          </table:table-cell>
          <table:table-cell table:formula="of:=CHOOSE([.D15]+1;0;IF([.G3]&gt;12;[.D15];0);IF([.G3]&gt;14;[.D15];0);IF([.G3]&gt;10;[.D15];0);IF([.G3]&gt;10;[.D15];0);IF([.G3]&gt;11;[.D15];0);IF([.G3]&gt;12;[.D15];0);IF([.G3]&gt;13;[.D15];0);IF([.G3]&gt;11;[.D15];0);IF([.G3]&gt;12;[.D15];0);IF([.G3]&gt;13;[.D15];0))" office:value-type="float" office:value="0">
            <text:p>0</text:p>
          </table:table-cell>
          <table:table-cell table:number-columns-repeated="2"/>
          <table:table-cell table:formula="of:=CHOOSE(1+IF([.E15]=1;1;0)+IF([.E15]=2;2;0)+IF([.E15]&gt;2;3;0);&quot;&quot;;&quot;&quot;;&quot;&quot;;CHOOSE([.E15]-2;5000;IF([.G3]&gt;11;2000;8000);IF([.G3]&gt;12;1000;5000);IF([.G3]&gt;13;1000;2000);IF([.G3]&gt;14;1000;2000);CHOOSE([.G3]-11;8000;5000;4000;2000);CHOOSE([.G3]-12;8000;7000;5000);IF([.G3]&gt;14;7000;8000)))">
            <text:p/>
          </table:table-cell>
          <table:table-cell table:formula="of:=CHOOSE(1+IF([.E15]=1;1;0)+IF([.E15]=2;2;0)+IF([.E15]&gt;2;3;0);0;[.N15]*200;[.N15]*100;([.E15]+2)*100)" office:value-type="float" office:value="0">
            <text:p>0</text:p>
          </table:table-cell>
          <table:table-cell table:formula="of:=CHOOSE(1+IF([.E15]=1;1;0)+IF([.E15]=2;2;0)+IF([.E15]&gt;2;3;0);&quot;&quot;;[.N15]*70*[.D2];[.N15]*50.5*[.D2];CHOOSE([.E15]-2;10000*[.D2];IF([.G3]&gt;11;3000*[.D2];12000*[.D2]);IF([.G3]&gt;12;800*[.D2];5000*[.D2]);IF([.G3]&gt;13;400*[.D2];1000*[.D2]);IF([.G3]&gt;14;400*[.D2];600*[.D2]);CHOOSE([.G3]-11;10000*[.D2];3000*[.D2];800*[.D2];600*[.D2]);CHOOSE([.G3]-12;5000*[.D2];1000*[.D2];800*[.D2]);IF([.G3]&gt;14;1000*[.D2];2000*[.D2])))">
            <text:p/>
          </table:table-cell>
          <table:table-cell table:formula="of:=CHOOSE(1+IF([.E15]=1;1;0)+IF([.E15]=2;2;0)+IF([.E15]&gt;2;3;0);&quot;&quot;;&quot;&quot;;&quot;&quot;;6*[.H15]/100)">
            <text:p/>
          </table:table-cell>
          <table:table-cell table:formula="of:=CHOOSE(1+IF([.E15]=1;1;0)+IF([.E15]=2;2;0)+IF([.E15]&gt;2;3;0);0;&quot;&quot;;&quot;&quot;;[.H15]/100)" office:value-type="float" office:value="0">
            <text:p>0</text:p>
          </table:table-cell>
          <table:table-cell table:formula="of:=IF([.D15]=[.E15];IF([.N15]&gt;0;IF([.D15]&gt;[.E15];&quot;Tech too Low&quot;;CHOOSE(1+IF([.E15]=1;1;0)+IF([.E15]=2;2;0)+IF([.E15]&gt;2;3;0);&quot;&quot;;IF([.G3]&gt;12;3+IF([.G3]&gt;13;2;0)+IF([.G3]&gt;14;4;0);&quot;Tech too Low&quot;);IF([.G3]=15;4;&quot;Tech too Low&quot;);CHOOSE([.E15]-2;&quot;A&quot;;IF([.G3]&gt;11;&quot;C&quot;;&quot;B&quot;);IF([.G3]&gt;12;&quot;E&quot;;&quot;D&quot;);IF([.G3]&gt;13;&quot;G&quot;;&quot;F&quot;);IF([.G3]&gt;14;&quot;J&quot;;&quot;H&quot;);CHOOSE([.G3]-11;&quot;K&quot;;&quot;L&quot;;&quot;M&quot;;&quot;N&quot;);CHOOSE([.G3]-12;&quot;P&quot;;&quot;Q&quot;;&quot;R&quot;);IF([.G3]&gt;14;&quot;T&quot;;&quot;S&quot;))));0);&quot;Tech too Low&quot;)" office:value-type="float" office:value="0">
            <text:p>0</text:p>
          </table:table-cell>
          <table:table-cell table:formula="of:=IF([$'I-O'.K46]&gt;0;CHOOSE(1+IF([.E15]=1;1;0)+IF([.E15]=2;2;0)+IF([.E15]&gt;2;3;0);0;ROUNDUP([$'I-O'.K46];0);ROUNDUP([$'I-O'.K46];0);1);0)" office:value-type="float" office:value="0">
            <text:p>0</text:p>
          </table:table-cell>
          <table:table-cell table:formula="of:=CHOOSE(1+IF([.D15]=1;1;0)+IF([.D15]=2;2;0)+IF([.D15]&gt;2;3;0);&quot;&quot;;&quot;100T Meson Gun Bay&quot;;&quot;50T Meson Gun Bay&quot;;&quot;Meson Gun Spinal Mount&quot;)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issil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CHOOSE([.D16]+1;&quot;&quot;;1*[.N16];3*[.N16];6*[.N16];12*[.N16];18*[.N16];30*[.N16];&quot;&quot;;&quot;&quot;)" office:value-type="float" office:value="6">
            <text:p>6</text:p>
          </table:table-cell>
          <table:table-cell/>
          <table:table-cell table:formula="of:=CHOOSE(1+IF([.D16]&gt;0;1;0)+IF([.D16]&gt;6;1;0)+IF([.D16]&gt;7;1;0);&quot;&quot;;[.H16]*750000;[.N16]*20000000;[.N16]*12000000)" office:value-type="float" office:value="4500000">
            <text:p>$4.5000E+06</text:p>
          </table:table-cell>
          <table:table-cell table:formula="of:=CHOOSE(1+IF([.D16]&gt;0;1;0)+IF([.D16]&gt;6;1;0)+IF([.D16]&gt;7;1;0);&quot;&quot;;[.H16]*2;&quot;&quot;;&quot;&quot;)" office:value-type="float" office:value="12">
            <text:p>12</text:p>
          </table:table-cell>
          <table:table-cell table:formula="of:=CHOOSE(1+IF([.D16]&gt;0;1;0)+IF([.D16]&gt;6;1;0)+IF([.D16]&gt;7;1;0);&quot;&quot;;IF([.G5]&lt;1000;0;[.N16]);&quot;&quot;;&quot;&quot;)" office:value-type="float" office:value="2">
            <text:p>2</text:p>
          </table:table-cell>
          <table:table-cell table:formula="of:=IF([.N16]&gt;0;CHOOSE(1+IF([.D16]&gt;0;1;0)+IF([.D16]&gt;6;1;0)+IF([.D16]&gt;7;1;0);&quot;&quot;;[.D16]+IF([.G3]&gt;=13;1;0);CHOOSE([.G3]-6;7;7;7;8;8;9;9;9;9);IF([.G3]&gt;9;CHOOSE([.G3]-9;7;7;8;8;9;9);&quot;Tech too Low&quot;));0)" office:value-type="float" office:value="3">
            <text:p>3</text:p>
          </table:table-cell>
          <table:table-cell table:formula="of:=IF(OR([.D16]=0;[$'I-O'.K47]&lt;=0);0;ROUNDUP([$'I-O'.K47];0))" office:value-type="float" office:value="2">
            <text:p>2</text:p>
          </table:table-cell>
          <table:table-cell table:formula="of:=CHOOSE(1+IF([.D16]&gt;0;1;0)+IF([.D16]&gt;6;1;0)+IF([.D16]&gt;7;1;0);&quot;&quot;;&quot;Missle Turret&quot;;&quot;100T Missle Bay&quot;;&quot;50T Missle Bay&quot;)" office:value-type="string" office:string-value="Missle Turret">
            <text:p>Missle Turre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mpty 100T Bay</text:p>
          </table:table-cell>
          <table:table-cell office:value-type="float" office:value="1">
            <text:p>1</text:p>
          </table:table-cell>
          <table:table-cell table:formula="of:=IF(OR([.C17]=0;[$'I-O'.K48]&lt;=0);0;ROUNDUP([$'I-O'.K48];0))" office:value-type="float" office:value="0">
            <text:p>0</text:p>
          </table:table-cell>
          <table:table-cell table:formula="of:=[.D17]+IF([.D11]=1;[.N11];0)+IF([.D16]=7;[.N16];0)+IF([.D15]=1;[.N15];0)+IF([.E14]=7;[.N14];0)" office:value-type="float" office:value="2">
            <text:p>2</text:p>
          </table:table-cell>
          <table:table-cell table:number-columns-repeated="2"/>
          <table:table-cell table:formula="of:=CHOOSE([.C17]+1;&quot;&quot;;100*[.N17];50*[.N17])" office:value-type="float" office:value="200">
            <text:p>200</text:p>
          </table:table-cell>
          <table:table-cell/>
          <table:table-cell table:formula="of:=CHOOSE([.C17]+1;&quot;&quot;;[.N17]*1000000;[.N17]*500000)" office:value-type="float" office:value="2000000">
            <text:p>$2.0000E+06</text:p>
          </table:table-cell>
          <table:table-cell table:formula="of:=[.N17]*60" office:value-type="float" office:value="120">
            <text:p>120</text:p>
          </table:table-cell>
          <table:table-cell table:formula="of:=[.N17]*2" office:value-type="float" office:value="4">
            <text:p>4</text:p>
          </table:table-cell>
          <table:table-cell office:value-type="string">
            <text:p>-</text:p>
          </table:table-cell>
          <table:table-cell table:formula="of:=[.E17]" office:value-type="float" office:value="2">
            <text:p>2</text:p>
          </table:table-cell>
          <table:table-cell table:formula="of:=CHOOSE([.C17]+1;&quot;&quot;;&quot;100T bay&quot;;&quot;50T bay&quot;)" office:value-type="string" office:string-value="100T bay">
            <text:p>100T ba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mpty 50T Bay</text:p>
          </table:table-cell>
          <table:table-cell office:value-type="float" office:value="2">
            <text:p>2</text:p>
          </table:table-cell>
          <table:table-cell table:formula="of:=IF(OR([.C18]=0;[$'I-O'.K49]&lt;=0);0;ROUNDUP([$'I-O'.K49];0))" office:value-type="float" office:value="0">
            <text:p>0</text:p>
          </table:table-cell>
          <table:table-cell table:formula="of:=[.D18]+IF([.D11]=2;[.N11];0)+IF([.D16]=8;[.N16];0)+IF([.D15]=2;[.N15];0)+IF(OR([.D13]=6;[.D13]=12);[.N13];0)+IF([.E14]=8;[.N14];0)" office:value-type="float" office:value="0">
            <text:p>0</text:p>
          </table:table-cell>
          <table:table-cell table:number-columns-repeated="2"/>
          <table:table-cell table:formula="of:=CHOOSE([.C18]+1;&quot;&quot;;100*[.N18];50*[.N18])" office:value-type="float" office:value="0">
            <text:p>0</text:p>
          </table:table-cell>
          <table:table-cell/>
          <table:table-cell table:formula="of:=CHOOSE([.C18]+1;&quot;&quot;;[.N18]*1000000;[.N18]*500000)" office:value-type="float" office:value="0">
            <text:p>$0.0000E+00</text:p>
          </table:table-cell>
          <table:table-cell table:formula="of:=[.N18]*60" office:value-type="float" office:value="0">
            <text:p>0</text:p>
          </table:table-cell>
          <table:table-cell table:formula="of:=[.N18]*2" office:value-type="float" office:value="0">
            <text:p>0</text:p>
          </table:table-cell>
          <table:table-cell office:value-type="string">
            <text:p>-</text:p>
          </table:table-cell>
          <table:table-cell table:formula="of:=[.E18]" office:value-type="float" office:value="0">
            <text:p>0</text:p>
          </table:table-cell>
          <table:table-cell table:formula="of:=CHOOSE([.C18]+1;&quot;&quot;;&quot;100T bay&quot;;&quot; 50T bay&quot;)" office:value-type="string" office:string-value=" 50T bay">
            <text:p><text:s/>50T ba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ard points left</text:p>
          </table:table-cell>
          <table:table-cell table:style-name="ce76" table:formula="of:=[.K6]/6" office:value-type="float" office:value="0.666666666666667">
            <text:p><text:s/>2/3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formula="of:=CHOOSE(IF([.D14]=0;1;0)+IF(AND([.D14]&gt;0;[.D14]&lt;7);2;0)+IF([.D14]=7;3;0)+IF([.D14]=8;4;0)+IF([.D14]&gt;8;5;0);0;IF([.G3]&gt;13;[.D14];0);IF([.G3]&gt;7;[.D14];0);IF([.G3]&gt;9;[.D14];0);CHOOSE([.D14]-8;IF([.G3]&gt;7;[.D14];0);IF([.G3]&gt;10;[.D14];0);IF([.G3]&gt;13;[.D14];0);IF([.G3]&gt;9;[.D14];0);IF([.G3]&gt;12;[.D14];0);IF([.G3]&gt;11;[.D14];0)))" office:value-type="float" office:value="2">
            <text:p>2</text:p>
          </table:table-cell>
          <table:table-cell table:number-columns-repeated="1020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5">
        <office:forms form:automatic-focus="false" form:apply-design-mode="false"/>
        <table:table-column table:style-name="co36" table:default-cell-style-name="ce74"/>
        <table:table-column table:style-name="co37" table:default-cell-style-name="Default"/>
        <table:table-column table:style-name="co24" table:number-columns-repeated="1022" table:default-cell-style-name="Default"/>
        <table:table-row table:style-name="ro4">
          <table:table-cell office:value-type="string">
            <text:p>A spread sheet for creating HG2 ships</text:p>
          </table:table-cell>
          <table:table-cell table:number-columns-repeated="1023"/>
        </table:table-row>
        <table:table-row table:style-name="ro4">
          <table:table-cell office:value-type="string">
            <text:p>I have not tested this throughly.</text:p>
          </table:table-cell>
          <table:table-cell table:number-columns-repeated="1023"/>
        </table:table-row>
        <table:table-row table:style-name="ro4">
          <table:table-cell office:value-type="string">
            <text:p>Some things are missing ----&gt;</text:p>
          </table:table-cell>
          <table:table-cell office:value-type="string">
            <text:p>need backup comp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eed backup Man</text:p>
          </table:table-cell>
          <table:table-cell table:number-columns-repeated="1022"/>
        </table:table-row>
        <table:table-row table:style-name="ro4">
          <table:table-cell office:value-type="string">
            <text:p>Loren <text:s/>boris1558@gmail.com</text:p>
          </table:table-cell>
          <table:table-cell office:value-type="string">
            <text:p>need backup PP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eed backup jump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The size is set first and warnings are given if you overfill the ship.</text:p>
          </table:table-cell>
          <table:table-cell table:number-columns-repeated="1023"/>
        </table:table-row>
        <table:table-row table:style-name="ro4">
          <table:table-cell office:value-type="string">
            <text:p>Input is done <text:s/>in the I-O sheet with the colored fields and the slider bar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2">
          <table:table-cell table:style-name="ce75" office:value-type="string">
            <text:p>Quarters are double occupancy except for passengers and the 2-5 section leaders for ships 1000 tons and over. <text:s/>Extra quarters can be added with out adding hospitality crew. <text:s/>i.e. extra staterooms vs passengers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3">
          <table:table-cell table:style-name="ce75" office:value-type="string">
            <text:p>Individual sections and systems are calculated with fractional crew and the overall crew total rounded up. <text:s/>e.g. the <text:s/>minimum crew crew for a 1000 ton ship with 3 passengers is 16 [(7x1.5) 10.5 command + 2 (.2+.1+.2 with an min) engineers + 0 gunnery + 0 flight + 3 (2+1) service +0 marines + 0.4 (3/8+3/120) hospitality <text:s/>= 15.9 rounded up to 16]</text:p>
          </table:table-cell>
          <table:table-cell table:number-columns-repeated="1023"/>
        </table:table-row>
      </table:table>
      <table:named-expressions>
        <table:named-range table:name="Excel_BuiltIn_Print_Area_1" table:base-cell-address="$dfgsdfg.$A$1" table:cell-range-address="$'I-O'.$G$1:.$J$64" table:range-usable-as="print-range"/>
        <table:named-range table:name="Excel_BuiltIn_Print_Titles_1" table:base-cell-address="$dfgsdfg.$A$1" table:cell-range-address="$'I-O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number:min-integer-digits="1"/>
      <number:text>)</number:text>
      <style:map style:condition="value()&gt;=0" style:apply-style-name="N144P0"/>
    </number:number-style>
    <number:number-style style:name="N145">
      <number:text>$</number:text>
      <number:scientific-number number:decimal-places="4" number:min-integer-digits="1" number:min-exponent-digits="2"/>
    </number:number-style>
    <number:number-style style:name="N146">
      <number:number number:decimal-places="0" number:min-integer-digits="5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">
      <number:text>$</number:text>
      <number:number number:decimal-places="2" number:min-integer-digits="1" number:grouping="true"/>
    </number:number-style>
    <number:number-style style:name="N149">
      <number:number number:decimal-places="4" number:min-integer-digits="1" number:grouping="true"/>
    </number:number-style>
    <number:number-style style:name="N150">
      <number:number number:decimal-places="3" number:min-integer-digits="1" number:grouping="true"/>
    </number:number-style>
    <number:number-style style:name="N151P0" style:volatile="true">
      <number:number number:decimal-places="2" number:min-integer-digits="1"/>
    </number:number-style>
    <number:number-style style:name="N151">
      <style:text-properties fo:color="#ff0000"/>
      <number:number number:decimal-places="2" number:min-integer-digits="1"/>
      <style:map style:condition="value()&gt;=0" style:apply-style-name="N15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-X="1" style:scale-to-Y="2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7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-O" style:display-name="PageStyle_I-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" style:display-name="PageStyle_shi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ns" style:display-name="PageStyle_gu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</meta:initial-creator>
    <meta:creation-date>2002-06-12T08:54:44</meta:creation-date>
    <dc:date>2010-11-11T17:23:24</dc:date>
    <meta:print-date>2004-06-09T04:36:30</meta:print-date>
    <meta:generator>OpenOffice.org/3.2$Unix OpenOffice.org_project/320m18$Build-9502</meta:generator>
    <meta:editing-duration>PT229H43M50S</meta:editing-duration>
    <meta:editing-cycles>21</meta:editing-cycles>
    <dc:creator>Loren </dc:creator>
    <meta:document-statistic meta:table-count="5" meta:cell-count="746" meta:object-count="3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